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9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SR</text:p>
          </table:table-cell>
          <table:table-cell office:value-type="string">
            <text:p>NEM</text:p>
          </table:table-cell>
          <table:table-cell office:value-type="string">
            <text:p>NOA</text:p>
          </table:table-cell>
          <table:table-cell office:value-type="string">
            <text:p>COMPLEX</text:p>
          </table:table-cell>
          <table:table-cell office:value-type="string">
            <text:p>TIPO</text:p>
          </table:table-cell>
          <table:table-cell office:value-type="string">
            <text:p>rval</text:p>
          </table:table-cell>
          <table:table-cell office:value-type="string">
            <text:p>cval</text:p>
          </table:table-cell>
          <table:table-cell office:value-type="string">
            <text:p>compl. Cp1</text:p>
          </table:table-cell>
          <table:table-cell table:number-columns-repeated="4"/>
        </table:table-row>
        <table:table-row table:style-name="ro1">
          <table:table-cell office:value-type="string">
            <text:p>/prototipo/account_delegato_rettor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]/2;0);2)" office:value-type="float" office:value="0">
            <text:p>0</text:p>
          </table:table-cell>
          <table:table-cell table:formula="of:=MIN(ROUNDDOWN([.C2]*1.2/5;0);2)" office:value-type="float" office:value="0">
            <text:p>0</text:p>
          </table:table-cell>
          <table:table-cell table:formula="of:=1 + IF([.G2]+[.H2]&gt;=2;1;0) + IF([.G2]+[.H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ccount_delegato_sciform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]/2;0);2)" office:value-type="float" office:value="0">
            <text:p>0</text:p>
          </table:table-cell>
          <table:table-cell table:formula="of:=MIN(ROUNDDOWN([.C3]*1.2/5;0);2)" office:value-type="float" office:value="0">
            <text:p>0</text:p>
          </table:table-cell>
          <table:table-cell table:formula="of:=1 + IF([.G3]+[.H3]&gt;=2;1;0) + IF([.G3]+[.H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ccount_educator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]/2;0);2)" office:value-type="float" office:value="0">
            <text:p>0</text:p>
          </table:table-cell>
          <table:table-cell table:formula="of:=MIN(ROUNDDOWN([.C4]*1.2/5;0);2)" office:value-type="float" office:value="0">
            <text:p>0</text:p>
          </table:table-cell>
          <table:table-cell table:formula="of:=1 + IF([.G4]+[.H4]&gt;=2;1;0) + IF([.G4]+[.H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ccount_impiegato_band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]/2;0);2)" office:value-type="float" office:value="0">
            <text:p>0</text:p>
          </table:table-cell>
          <table:table-cell table:formula="of:=MIN(ROUNDDOWN([.C5]*1.2/5;0);2)" office:value-type="float" office:value="0">
            <text:p>0</text:p>
          </table:table-cell>
          <table:table-cell table:formula="of:=1 + IF([.G5]+[.H5]&gt;=2;1;0) + IF([.G5]+[.H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ccount_impiegat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]/2;0);2)" office:value-type="float" office:value="0">
            <text:p>0</text:p>
          </table:table-cell>
          <table:table-cell table:formula="of:=MIN(ROUNDDOWN([.C6]*1.2/5;0);2)" office:value-type="float" office:value="0">
            <text:p>0</text:p>
          </table:table-cell>
          <table:table-cell table:formula="of:=1 + IF([.G6]+[.H6]&gt;=2;1;0) + IF([.G6]+[.H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pprova_richiest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]/2;0);2)" office:value-type="float" office:value="0">
            <text:p>0</text:p>
          </table:table-cell>
          <table:table-cell table:formula="of:=MIN(ROUNDDOWN([.C7]*1.2/5;0);2)" office:value-type="float" office:value="0">
            <text:p>0</text:p>
          </table:table-cell>
          <table:table-cell table:formula="of:=1 + IF([.G7]+[.H7]&gt;=2;1;0) + IF([.G7]+[.H7]&gt;2;1;0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prototipo/approva_tirocinant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]/2;0);2)" office:value-type="float" office:value="0">
            <text:p>0</text:p>
          </table:table-cell>
          <table:table-cell table:formula="of:=MIN(ROUNDDOWN([.C8]*1.2/5;0);2)" office:value-type="float" office:value="0">
            <text:p>0</text:p>
          </table:table-cell>
          <table:table-cell table:formula="of:=1 + IF([.G8]+[.H8]&gt;=2;1;0) + IF([.G8]+[.H8]&gt;2;1;0)" office:value-type="float" office:value="1">
            <text:p>1</text:p>
          </table:table-cell>
          <table:table-cell office:value-type="string">
            <text:p>CP2</text:p>
          </table:table-cell>
          <table:table-cell table:formula="of:=COUNTIF([.$E$1:.$E$1000];&quot;=&quot;&amp;[.K$7])" office:value-type="float" office:value="115">
            <text:p>115</text:p>
          </table:table-cell>
          <table:table-cell table:formula="of:=COUNTIF([.$E$1:.$E$1000];&quot;=&quot;&amp;[.L$7])" office:value-type="float" office:value="0">
            <text:p>0</text:p>
          </table:table-cell>
          <table:table-cell table:formula="of:=COUNTIF([.$E$1:.$E$1000];&quot;=&quot;&amp;[.M$7])" office:value-type="float" office:value="0">
            <text:p>0</text:p>
          </table:table-cell>
        </table:table-row>
        <table:table-row table:style-name="ro1">
          <table:table-cell office:value-type="string">
            <text:p>/prototipo/assegna_classe.jsp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]/2;0);2)" office:value-type="float" office:value="2">
            <text:p>2</text:p>
          </table:table-cell>
          <table:table-cell table:formula="of:=MIN(ROUNDDOWN([.C9]*1.2/5;0);2)" office:value-type="float" office:value="0">
            <text:p>0</text:p>
          </table:table-cell>
          <table:table-cell table:formula="of:=1 + IF([.G9]+[.H9]&gt;=2;1;0) + IF([.G9]+[.H9]&gt;2;1;0)" office:value-type="float" office:value="2">
            <text:p>2</text:p>
          </table:table-cell>
          <table:table-cell office:value-type="string">
            <text:p>CP1</text:p>
          </table:table-cell>
          <table:table-cell table:formula="of:=COUNTIF([.$I$1:.$I$1000];&quot;=&quot;&amp;[.K$7])" office:value-type="float" office:value="73">
            <text:p>73</text:p>
          </table:table-cell>
          <table:table-cell table:formula="of:=COUNTIF([.$I$1:.$I$1000];&quot;=&quot;&amp;[.L$7])" office:value-type="float" office:value="42">
            <text:p>42</text:p>
          </table:table-cell>
          <table:table-cell table:formula="of:=COUNTIF([.$I$1:.$I$1000];&quot;=&quot;&amp;[.M$7])" office:value-type="float" office:value="0">
            <text:p>0</text:p>
          </table:table-cell>
        </table:table-row>
        <table:table-row table:style-name="ro1">
          <table:table-cell office:value-type="string">
            <text:p>/prototipo/atsilo_files/autoinclude_sidebar_giusta_tipologia.js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]/2;0);2)" office:value-type="float" office:value="0">
            <text:p>0</text:p>
          </table:table-cell>
          <table:table-cell table:formula="of:=MIN(ROUNDDOWN([.C10]*1.2/5;0);2)" office:value-type="float" office:value="0">
            <text:p>0</text:p>
          </table:table-cell>
          <table:table-cell table:formula="of:=1 + IF([.G10]+[.H10]&gt;=2;1;0) + IF([.G10]+[.H1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dati_genitore_richiedente_altro.jsp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1]/2;0);2)" office:value-type="float" office:value="2">
            <text:p>2</text:p>
          </table:table-cell>
          <table:table-cell table:formula="of:=MIN(ROUNDDOWN([.C11]*1.2/5;0);2)" office:value-type="float" office:value="0">
            <text:p>0</text:p>
          </table:table-cell>
          <table:table-cell table:formula="of:=1 + IF([.G11]+[.H11]&gt;=2;1;0) + IF([.G11]+[.H1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dati_genitore_richiedente_personale.jsp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2]/2;0);2)" office:value-type="float" office:value="2">
            <text:p>2</text:p>
          </table:table-cell>
          <table:table-cell table:formula="of:=MIN(ROUNDDOWN([.C12]*1.2/5;0);2)" office:value-type="float" office:value="0">
            <text:p>0</text:p>
          </table:table-cell>
          <table:table-cell table:formula="of:=1 + IF([.G12]+[.H12]&gt;=2;1;0) + IF([.G12]+[.H1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dati_genitore_richiedente_residenti_fisciano.jsp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3]/2;0);2)" office:value-type="float" office:value="2">
            <text:p>2</text:p>
          </table:table-cell>
          <table:table-cell table:formula="of:=MIN(ROUNDDOWN([.C13]*1.2/5;0);2)" office:value-type="float" office:value="0">
            <text:p>0</text:p>
          </table:table-cell>
          <table:table-cell table:formula="of:=1 + IF([.G13]+[.H13]&gt;=2;1;0) + IF([.G13]+[.H1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footer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4]/2;0);2)" office:value-type="float" office:value="0">
            <text:p>0</text:p>
          </table:table-cell>
          <table:table-cell table:formula="of:=MIN(ROUNDDOWN([.C14]*1.2/5;0);2)" office:value-type="float" office:value="0">
            <text:p>0</text:p>
          </table:table-cell>
          <table:table-cell table:formula="of:=1 + IF([.G14]+[.H14]&gt;=2;1;0) + IF([.G14]+[.H1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form_modifica_account_impiegato.jsp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5]/2;0);2)" office:value-type="float" office:value="2">
            <text:p>2</text:p>
          </table:table-cell>
          <table:table-cell table:formula="of:=MIN(ROUNDDOWN([.C15]*1.2/5;0);2)" office:value-type="float" office:value="0">
            <text:p>0</text:p>
          </table:table-cell>
          <table:table-cell table:formula="of:=1 + IF([.G15]+[.H15]&gt;=2;1;0) + IF([.G15]+[.H1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form_ricerca_genitore.j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6]/2;0);2)" office:value-type="float" office:value="1">
            <text:p>1</text:p>
          </table:table-cell>
          <table:table-cell table:formula="of:=MIN(ROUNDDOWN([.C16]*1.2/5;0);2)" office:value-type="float" office:value="0">
            <text:p>0</text:p>
          </table:table-cell>
          <table:table-cell table:formula="of:=1 + IF([.G16]+[.H16]&gt;=2;1;0) + IF([.G16]+[.H1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form_ricerca_personale_da_genitor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7]/2;0);2)" office:value-type="float" office:value="0">
            <text:p>0</text:p>
          </table:table-cell>
          <table:table-cell table:formula="of:=MIN(ROUNDDOWN([.C17]*1.2/5;0);2)" office:value-type="float" office:value="0">
            <text:p>0</text:p>
          </table:table-cell>
          <table:table-cell table:formula="of:=1 + IF([.G17]+[.H17]&gt;=2;1;0) + IF([.G17]+[.H1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form_ricerca_personale_da_personal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8]/2;0);2)" office:value-type="float" office:value="0">
            <text:p>0</text:p>
          </table:table-cell>
          <table:table-cell table:formula="of:=MIN(ROUNDDOWN([.C18]*1.2/5;0);2)" office:value-type="float" office:value="0">
            <text:p>0</text:p>
          </table:table-cell>
          <table:table-cell table:formula="of:=1 + IF([.G18]+[.H18]&gt;=2;1;0) + IF([.G18]+[.H1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header.jsp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9]/2;0);2)" office:value-type="float" office:value="2">
            <text:p>2</text:p>
          </table:table-cell>
          <table:table-cell table:formula="of:=MIN(ROUNDDOWN([.C19]*1.2/5;0);2)" office:value-type="float" office:value="0">
            <text:p>0</text:p>
          </table:table-cell>
          <table:table-cell table:formula="of:=1 + IF([.G19]+[.H19]&gt;=2;1;0) + IF([.G19]+[.H19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includi_sidebar_giusta_tipologia.js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0]/2;0);2)" office:value-type="float" office:value="0">
            <text:p>0</text:p>
          </table:table-cell>
          <table:table-cell table:formula="of:=MIN(ROUNDDOWN([.C20]*1.2/5;0);2)" office:value-type="float" office:value="0">
            <text:p>0</text:p>
          </table:table-cell>
          <table:table-cell table:formula="of:=1 + IF([.G20]+[.H20]&gt;=2;1;0) + IF([.G20]+[.H2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modifica_dati_account.jsp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1]/2;0);2)" office:value-type="float" office:value="2">
            <text:p>2</text:p>
          </table:table-cell>
          <table:table-cell table:formula="of:=MIN(ROUNDDOWN([.C21]*1.2/5;0);2)" office:value-type="float" office:value="0">
            <text:p>0</text:p>
          </table:table-cell>
          <table:table-cell table:formula="of:=1 + IF([.G21]+[.H21]&gt;=2;1;0) + IF([.G21]+[.H2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modifica_specifiche_bando.jsp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2]/2;0);2)" office:value-type="float" office:value="2">
            <text:p>2</text:p>
          </table:table-cell>
          <table:table-cell table:formula="of:=MIN(ROUNDDOWN([.C22]*1.2/5;0);2)" office:value-type="float" office:value="0">
            <text:p>0</text:p>
          </table:table-cell>
          <table:table-cell table:formula="of:=1 + IF([.G22]+[.H22]&gt;=2;1;0) + IF([.G22]+[.H2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delegato_rettore.js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3]/2;0);2)" office:value-type="float" office:value="1">
            <text:p>1</text:p>
          </table:table-cell>
          <table:table-cell table:formula="of:=MIN(ROUNDDOWN([.C23]*1.2/5;0);2)" office:value-type="float" office:value="0">
            <text:p>0</text:p>
          </table:table-cell>
          <table:table-cell table:formula="of:=1 + IF([.G23]+[.H23]&gt;=2;1;0) + IF([.G23]+[.H2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delegato.js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4]/2;0);2)" office:value-type="float" office:value="1">
            <text:p>1</text:p>
          </table:table-cell>
          <table:table-cell table:formula="of:=MIN(ROUNDDOWN([.C24]*1.2/5;0);2)" office:value-type="float" office:value="0">
            <text:p>0</text:p>
          </table:table-cell>
          <table:table-cell table:formula="of:=1 + IF([.G24]+[.H24]&gt;=2;1;0) + IF([.G24]+[.H2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direttore.js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5]/2;0);2)" office:value-type="float" office:value="1">
            <text:p>1</text:p>
          </table:table-cell>
          <table:table-cell table:formula="of:=MIN(ROUNDDOWN([.C25]*1.2/5;0);2)" office:value-type="float" office:value="0">
            <text:p>0</text:p>
          </table:table-cell>
          <table:table-cell table:formula="of:=1 + IF([.G25]+[.H25]&gt;=2;1;0) + IF([.G25]+[.H2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genitore.jsp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6]/2;0);2)" office:value-type="float" office:value="2">
            <text:p>2</text:p>
          </table:table-cell>
          <table:table-cell table:formula="of:=MIN(ROUNDDOWN([.C26]*1.2/5;0);2)" office:value-type="float" office:value="0">
            <text:p>0</text:p>
          </table:table-cell>
          <table:table-cell table:formula="of:=1 + IF([.G26]+[.H26]&gt;=2;1;0) + IF([.G26]+[.H2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impiegato_bando.js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7]/2;0);2)" office:value-type="float" office:value="0">
            <text:p>0</text:p>
          </table:table-cell>
          <table:table-cell table:formula="of:=MIN(ROUNDDOWN([.C27]*1.2/5;0);2)" office:value-type="float" office:value="0">
            <text:p>0</text:p>
          </table:table-cell>
          <table:table-cell table:formula="of:=1 + IF([.G27]+[.H27]&gt;=2;1;0) + IF([.G27]+[.H2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impiegato.js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8]/2;0);2)" office:value-type="float" office:value="1">
            <text:p>1</text:p>
          </table:table-cell>
          <table:table-cell table:formula="of:=MIN(ROUNDDOWN([.C28]*1.2/5;0);2)" office:value-type="float" office:value="0">
            <text:p>0</text:p>
          </table:table-cell>
          <table:table-cell table:formula="of:=1 + IF([.G28]+[.H28]&gt;=2;1;0) + IF([.G28]+[.H2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index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29]/2;0);2)" office:value-type="float" office:value="0">
            <text:p>0</text:p>
          </table:table-cell>
          <table:table-cell table:formula="of:=MIN(ROUNDDOWN([.C29]*1.2/5;0);2)" office:value-type="float" office:value="0">
            <text:p>0</text:p>
          </table:table-cell>
          <table:table-cell table:formula="of:=1 + IF([.G29]+[.H29]&gt;=2;1;0) + IF([.G29]+[.H2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ped.js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0]/2;0);2)" office:value-type="float" office:value="1">
            <text:p>1</text:p>
          </table:table-cell>
          <table:table-cell table:formula="of:=MIN(ROUNDDOWN([.C30]*1.2/5;0);2)" office:value-type="float" office:value="0">
            <text:p>0</text:p>
          </table:table-cell>
          <table:table-cell table:formula="of:=1 + IF([.G30]+[.H30]&gt;=2;1;0) + IF([.G30]+[.H3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scienzeformazione.js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1]/2;0);2)" office:value-type="float" office:value="1">
            <text:p>1</text:p>
          </table:table-cell>
          <table:table-cell table:formula="of:=MIN(ROUNDDOWN([.C31]*1.2/5;0);2)" office:value-type="float" office:value="0">
            <text:p>0</text:p>
          </table:table-cell>
          <table:table-cell table:formula="of:=1 + IF([.G31]+[.H31]&gt;=2;1;0) + IF([.G31]+[.H3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top_bambin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2]/2;0);2)" office:value-type="float" office:value="0">
            <text:p>0</text:p>
          </table:table-cell>
          <table:table-cell table:formula="of:=MIN(ROUNDDOWN([.C32]*1.2/5;0);2)" office:value-type="float" office:value="0">
            <text:p>0</text:p>
          </table:table-cell>
          <table:table-cell table:formula="of:=1 + IF([.G32]+[.H32]&gt;=2;1;0) + IF([.G32]+[.H3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top_genitor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3]/2;0);2)" office:value-type="float" office:value="0">
            <text:p>0</text:p>
          </table:table-cell>
          <table:table-cell table:formula="of:=MIN(ROUNDDOWN([.C33]*1.2/5;0);2)" office:value-type="float" office:value="0">
            <text:p>0</text:p>
          </table:table-cell>
          <table:table-cell table:formula="of:=1 + IF([.G33]+[.H33]&gt;=2;1;0) + IF([.G33]+[.H3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_top_iscrizion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4]/2;0);2)" office:value-type="float" office:value="0">
            <text:p>0</text:p>
          </table:table-cell>
          <table:table-cell table:formula="of:=MIN(ROUNDDOWN([.C34]*1.2/5;0);2)" office:value-type="float" office:value="0">
            <text:p>0</text:p>
          </table:table-cell>
          <table:table-cell table:formula="of:=1 + IF([.G34]+[.H34]&gt;=2;1;0) + IF([.G34]+[.H3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silo_files/sidebar.js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5]/2;0);2)" office:value-type="float" office:value="1">
            <text:p>1</text:p>
          </table:table-cell>
          <table:table-cell table:formula="of:=MIN(ROUNDDOWN([.C35]*1.2/5;0);2)" office:value-type="float" office:value="0">
            <text:p>0</text:p>
          </table:table-cell>
          <table:table-cell table:formula="of:=1 + IF([.G35]+[.H35]&gt;=2;1;0) + IF([.G35]+[.H3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attivita_odiern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6]/2;0);2)" office:value-type="float" office:value="0">
            <text:p>0</text:p>
          </table:table-cell>
          <table:table-cell table:formula="of:=MIN(ROUNDDOWN([.C36]*1.2/5;0);2)" office:value-type="float" office:value="0">
            <text:p>0</text:p>
          </table:table-cell>
          <table:table-cell table:formula="of:=1 + IF([.G36]+[.H36]&gt;=2;1;0) + IF([.G36]+[.H3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cancella_classe.jsp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7]/2;0);2)" office:value-type="float" office:value="2">
            <text:p>2</text:p>
          </table:table-cell>
          <table:table-cell table:formula="of:=MIN(ROUNDDOWN([.C37]*1.2/5;0);2)" office:value-type="float" office:value="0">
            <text:p>0</text:p>
          </table:table-cell>
          <table:table-cell table:formula="of:=1 + IF([.G37]+[.H37]&gt;=2;1;0) + IF([.G37]+[.H37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cancella_fascia_orari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8]/2;0);2)" office:value-type="float" office:value="0">
            <text:p>0</text:p>
          </table:table-cell>
          <table:table-cell table:formula="of:=MIN(ROUNDDOWN([.C38]*1.2/5;0);2)" office:value-type="float" office:value="0">
            <text:p>0</text:p>
          </table:table-cell>
          <table:table-cell table:formula="of:=1 + IF([.G38]+[.H38]&gt;=2;1;0) + IF([.G38]+[.H3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cancella_iscritt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39]/2;0);2)" office:value-type="float" office:value="0">
            <text:p>0</text:p>
          </table:table-cell>
          <table:table-cell table:formula="of:=MIN(ROUNDDOWN([.C39]*1.2/5;0);2)" office:value-type="float" office:value="0">
            <text:p>0</text:p>
          </table:table-cell>
          <table:table-cell table:formula="of:=1 + IF([.G39]+[.H39]&gt;=2;1;0) + IF([.G39]+[.H3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cancella_programm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0]/2;0);2)" office:value-type="float" office:value="0">
            <text:p>0</text:p>
          </table:table-cell>
          <table:table-cell table:formula="of:=MIN(ROUNDDOWN([.C40]*1.2/5;0);2)" office:value-type="float" office:value="0">
            <text:p>0</text:p>
          </table:table-cell>
          <table:table-cell table:formula="of:=1 + IF([.G40]+[.H40]&gt;=2;1;0) + IF([.G40]+[.H4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caricamento_bando.js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1]/2;0);2)" office:value-type="float" office:value="2">
            <text:p>2</text:p>
          </table:table-cell>
          <table:table-cell table:formula="of:=MIN(ROUNDDOWN([.C41]*1.2/5;0);2)" office:value-type="float" office:value="0">
            <text:p>0</text:p>
          </table:table-cell>
          <table:table-cell table:formula="of:=1 + IF([.G41]+[.H41]&gt;=2;1;0) + IF([.G41]+[.H4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comunicazion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2]/2;0);2)" office:value-type="float" office:value="0">
            <text:p>0</text:p>
          </table:table-cell>
          <table:table-cell table:formula="of:=MIN(ROUNDDOWN([.C42]*1.2/5;0);2)" office:value-type="float" office:value="0">
            <text:p>0</text:p>
          </table:table-cell>
          <table:table-cell table:formula="of:=1 + IF([.G42]+[.H42]&gt;=2;1;0) + IF([.G42]+[.H4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convalida_classe_bambino.jsp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3]/2;0);2)" office:value-type="float" office:value="2">
            <text:p>2</text:p>
          </table:table-cell>
          <table:table-cell table:formula="of:=MIN(ROUNDDOWN([.C43]*1.2/5;0);2)" office:value-type="float" office:value="0">
            <text:p>0</text:p>
          </table:table-cell>
          <table:table-cell table:formula="of:=1 + IF([.G43]+[.H43]&gt;=2;1;0) + IF([.G43]+[.H4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dati_account_genitore.jsp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4]/2;0);2)" office:value-type="float" office:value="2">
            <text:p>2</text:p>
          </table:table-cell>
          <table:table-cell table:formula="of:=MIN(ROUNDDOWN([.C44]*1.2/5;0);2)" office:value-type="float" office:value="0">
            <text:p>0</text:p>
          </table:table-cell>
          <table:table-cell table:formula="of:=1 + IF([.G44]+[.H44]&gt;=2;1;0) + IF([.G44]+[.H4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dati_bambino.jsp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5]/2;0);2)" office:value-type="float" office:value="2">
            <text:p>2</text:p>
          </table:table-cell>
          <table:table-cell table:formula="of:=MIN(ROUNDDOWN([.C45]*1.2/5;0);2)" office:value-type="float" office:value="0">
            <text:p>0</text:p>
          </table:table-cell>
          <table:table-cell table:formula="of:=1 + IF([.G45]+[.H45]&gt;=2;1;0) + IF([.G45]+[.H4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dati_genitore_non_richiedente.jsp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6]/2;0);2)" office:value-type="float" office:value="2">
            <text:p>2</text:p>
          </table:table-cell>
          <table:table-cell table:formula="of:=MIN(ROUNDDOWN([.C46]*1.2/5;0);2)" office:value-type="float" office:value="0">
            <text:p>0</text:p>
          </table:table-cell>
          <table:table-cell table:formula="of:=1 + IF([.G46]+[.H46]&gt;=2;1;0) + IF([.G46]+[.H4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dati_genitore_richiedente.jsp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7]/2;0);2)" office:value-type="float" office:value="2">
            <text:p>2</text:p>
          </table:table-cell>
          <table:table-cell table:formula="of:=MIN(ROUNDDOWN([.C47]*1.2/5;0);2)" office:value-type="float" office:value="0">
            <text:p>0</text:p>
          </table:table-cell>
          <table:table-cell table:formula="of:=1 + IF([.G47]+[.H47]&gt;=2;1;0) + IF([.G47]+[.H47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errore.js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8]/2;0);2)" office:value-type="float" office:value="0">
            <text:p>0</text:p>
          </table:table-cell>
          <table:table-cell table:formula="of:=MIN(ROUNDDOWN([.C48]*1.2/5;0);2)" office:value-type="float" office:value="0">
            <text:p>0</text:p>
          </table:table-cell>
          <table:table-cell table:formula="of:=1 + IF([.G48]+[.H48]&gt;=2;1;0) + IF([.G48]+[.H4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eventi.jsp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49]/2;0);2)" office:value-type="float" office:value="2">
            <text:p>2</text:p>
          </table:table-cell>
          <table:table-cell table:formula="of:=MIN(ROUNDDOWN([.C49]*1.2/5;0);2)" office:value-type="float" office:value="0">
            <text:p>0</text:p>
          </table:table-cell>
          <table:table-cell table:formula="of:=1 + IF([.G49]+[.H49]&gt;=2;1;0) + IF([.G49]+[.H49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fattura_mensil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0]/2;0);2)" office:value-type="float" office:value="0">
            <text:p>0</text:p>
          </table:table-cell>
          <table:table-cell table:formula="of:=MIN(ROUNDDOWN([.C50]*1.2/5;0);2)" office:value-type="float" office:value="0">
            <text:p>0</text:p>
          </table:table-cell>
          <table:table-cell table:formula="of:=1 + IF([.G50]+[.H50]&gt;=2;1;0) + IF([.G50]+[.H5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fattura_pagament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1]/2;0);2)" office:value-type="float" office:value="0">
            <text:p>0</text:p>
          </table:table-cell>
          <table:table-cell table:formula="of:=MIN(ROUNDDOWN([.C51]*1.2/5;0);2)" office:value-type="float" office:value="0">
            <text:p>0</text:p>
          </table:table-cell>
          <table:table-cell table:formula="of:=1 + IF([.G51]+[.H51]&gt;=2;1;0) + IF([.G51]+[.H5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graduatoria_ammessi.js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2]/2;0);2)" office:value-type="float" office:value="2">
            <text:p>2</text:p>
          </table:table-cell>
          <table:table-cell table:formula="of:=MIN(ROUNDDOWN([.C52]*1.2/5;0);2)" office:value-type="float" office:value="0">
            <text:p>0</text:p>
          </table:table-cell>
          <table:table-cell table:formula="of:=1 + IF([.G52]+[.H52]&gt;=2;1;0) + IF([.G52]+[.H5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graduatoria_rifiutati.jsp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3]/2;0);2)" office:value-type="float" office:value="2">
            <text:p>2</text:p>
          </table:table-cell>
          <table:table-cell table:formula="of:=MIN(ROUNDDOWN([.C53]*1.2/5;0);2)" office:value-type="float" office:value="0">
            <text:p>0</text:p>
          </table:table-cell>
          <table:table-cell table:formula="of:=1 + IF([.G53]+[.H53]&gt;=2;1;0) + IF([.G53]+[.H5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index_delegato_rettor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4]/2;0);2)" office:value-type="float" office:value="0">
            <text:p>0</text:p>
          </table:table-cell>
          <table:table-cell table:formula="of:=MIN(ROUNDDOWN([.C54]*1.2/5;0);2)" office:value-type="float" office:value="0">
            <text:p>0</text:p>
          </table:table-cell>
          <table:table-cell table:formula="of:=1 + IF([.G54]+[.H54]&gt;=2;1;0) + IF([.G54]+[.H5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dex_delegato_scfm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5]/2;0);2)" office:value-type="float" office:value="0">
            <text:p>0</text:p>
          </table:table-cell>
          <table:table-cell table:formula="of:=MIN(ROUNDDOWN([.C55]*1.2/5;0);2)" office:value-type="float" office:value="0">
            <text:p>0</text:p>
          </table:table-cell>
          <table:table-cell table:formula="of:=1 + IF([.G55]+[.H55]&gt;=2;1;0) + IF([.G55]+[.H5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dex_delegat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6]/2;0);2)" office:value-type="float" office:value="0">
            <text:p>0</text:p>
          </table:table-cell>
          <table:table-cell table:formula="of:=MIN(ROUNDDOWN([.C56]*1.2/5;0);2)" office:value-type="float" office:value="0">
            <text:p>0</text:p>
          </table:table-cell>
          <table:table-cell table:formula="of:=1 + IF([.G56]+[.H56]&gt;=2;1;0) + IF([.G56]+[.H5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dex_direttor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7]/2;0);2)" office:value-type="float" office:value="0">
            <text:p>0</text:p>
          </table:table-cell>
          <table:table-cell table:formula="of:=MIN(ROUNDDOWN([.C57]*1.2/5;0);2)" office:value-type="float" office:value="0">
            <text:p>0</text:p>
          </table:table-cell>
          <table:table-cell table:formula="of:=1 + IF([.G57]+[.H57]&gt;=2;1;0) + IF([.G57]+[.H5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dex_educator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8]/2;0);2)" office:value-type="float" office:value="0">
            <text:p>0</text:p>
          </table:table-cell>
          <table:table-cell table:formula="of:=MIN(ROUNDDOWN([.C58]*1.2/5;0);2)" office:value-type="float" office:value="0">
            <text:p>0</text:p>
          </table:table-cell>
          <table:table-cell table:formula="of:=1 + IF([.G58]+[.H58]&gt;=2;1;0) + IF([.G58]+[.H5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dex_genitore.js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59]/2;0);2)" office:value-type="float" office:value="2">
            <text:p>2</text:p>
          </table:table-cell>
          <table:table-cell table:formula="of:=MIN(ROUNDDOWN([.C59]*1.2/5;0);2)" office:value-type="float" office:value="0">
            <text:p>0</text:p>
          </table:table-cell>
          <table:table-cell table:formula="of:=1 + IF([.G59]+[.H59]&gt;=2;1;0) + IF([.G59]+[.H59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index_impiegato_asil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0]/2;0);2)" office:value-type="float" office:value="0">
            <text:p>0</text:p>
          </table:table-cell>
          <table:table-cell table:formula="of:=MIN(ROUNDDOWN([.C60]*1.2/5;0);2)" office:value-type="float" office:value="0">
            <text:p>0</text:p>
          </table:table-cell>
          <table:table-cell table:formula="of:=1 + IF([.G60]+[.H60]&gt;=2;1;0) + IF([.G60]+[.H6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dex_impiegato_band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1]/2;0);2)" office:value-type="float" office:value="0">
            <text:p>0</text:p>
          </table:table-cell>
          <table:table-cell table:formula="of:=MIN(ROUNDDOWN([.C61]*1.2/5;0);2)" office:value-type="float" office:value="0">
            <text:p>0</text:p>
          </table:table-cell>
          <table:table-cell table:formula="of:=1 + IF([.G61]+[.H61]&gt;=2;1;0) + IF([.G61]+[.H6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dex_psicopedagog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2]/2;0);2)" office:value-type="float" office:value="0">
            <text:p>0</text:p>
          </table:table-cell>
          <table:table-cell table:formula="of:=MIN(ROUNDDOWN([.C62]*1.2/5;0);2)" office:value-type="float" office:value="0">
            <text:p>0</text:p>
          </table:table-cell>
          <table:table-cell table:formula="of:=1 + IF([.G62]+[.H62]&gt;=2;1;0) + IF([.G62]+[.H6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dex_responsabile_questionari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3]/2;0);2)" office:value-type="float" office:value="0">
            <text:p>0</text:p>
          </table:table-cell>
          <table:table-cell table:formula="of:=MIN(ROUNDDOWN([.C63]*1.2/5;0);2)" office:value-type="float" office:value="0">
            <text:p>0</text:p>
          </table:table-cell>
          <table:table-cell table:formula="of:=1 + IF([.G63]+[.H63]&gt;=2;1;0) + IF([.G63]+[.H6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serimento_giudizio_tirocinant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4]/2;0);2)" office:value-type="float" office:value="0">
            <text:p>0</text:p>
          </table:table-cell>
          <table:table-cell table:formula="of:=MIN(ROUNDDOWN([.C64]*1.2/5;0);2)" office:value-type="float" office:value="0">
            <text:p>0</text:p>
          </table:table-cell>
          <table:table-cell table:formula="of:=1 + IF([.G64]+[.H64]&gt;=2;1;0) + IF([.G64]+[.H6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serisci_classe.jsp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5]/2;0);2)" office:value-type="float" office:value="2">
            <text:p>2</text:p>
          </table:table-cell>
          <table:table-cell table:formula="of:=MIN(ROUNDDOWN([.C65]*1.2/5;0);2)" office:value-type="float" office:value="0">
            <text:p>0</text:p>
          </table:table-cell>
          <table:table-cell table:formula="of:=1 + IF([.G65]+[.H65]&gt;=2;1;0) + IF([.G65]+[.H6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inserisci_evento.jsp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6]/2;0);2)" office:value-type="float" office:value="2">
            <text:p>2</text:p>
          </table:table-cell>
          <table:table-cell table:formula="of:=MIN(ROUNDDOWN([.C66]*1.2/5;0);2)" office:value-type="float" office:value="0">
            <text:p>0</text:p>
          </table:table-cell>
          <table:table-cell table:formula="of:=1 + IF([.G66]+[.H66]&gt;=2;1;0) + IF([.G66]+[.H6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inserisci_fascia_orari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7]/2;0);2)" office:value-type="float" office:value="0">
            <text:p>0</text:p>
          </table:table-cell>
          <table:table-cell table:formula="of:=MIN(ROUNDDOWN([.C67]*1.2/5;0);2)" office:value-type="float" office:value="0">
            <text:p>0</text:p>
          </table:table-cell>
          <table:table-cell table:formula="of:=1 + IF([.G67]+[.H67]&gt;=2;1;0) + IF([.G67]+[.H6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serisci_iscritt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8]/2;0);2)" office:value-type="float" office:value="0">
            <text:p>0</text:p>
          </table:table-cell>
          <table:table-cell table:formula="of:=MIN(ROUNDDOWN([.C68]*1.2/5;0);2)" office:value-type="float" office:value="0">
            <text:p>0</text:p>
          </table:table-cell>
          <table:table-cell table:formula="of:=1 + IF([.G68]+[.H68]&gt;=2;1;0) + IF([.G68]+[.H6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serisci_personal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69]/2;0);2)" office:value-type="float" office:value="0">
            <text:p>0</text:p>
          </table:table-cell>
          <table:table-cell table:formula="of:=MIN(ROUNDDOWN([.C69]*1.2/5;0);2)" office:value-type="float" office:value="0">
            <text:p>0</text:p>
          </table:table-cell>
          <table:table-cell table:formula="of:=1 + IF([.G69]+[.H69]&gt;=2;1;0) + IF([.G69]+[.H6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serisci_programm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0]/2;0);2)" office:value-type="float" office:value="0">
            <text:p>0</text:p>
          </table:table-cell>
          <table:table-cell table:formula="of:=MIN(ROUNDDOWN([.C70]*1.2/5;0);2)" office:value-type="float" office:value="0">
            <text:p>0</text:p>
          </table:table-cell>
          <table:table-cell table:formula="of:=1 + IF([.G70]+[.H70]&gt;=2;1;0) + IF([.G70]+[.H7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serisci_questionario.js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1]/2;0);2)" office:value-type="float" office:value="1">
            <text:p>1</text:p>
          </table:table-cell>
          <table:table-cell table:formula="of:=MIN(ROUNDDOWN([.C71]*1.2/5;0);2)" office:value-type="float" office:value="0">
            <text:p>0</text:p>
          </table:table-cell>
          <table:table-cell table:formula="of:=1 + IF([.G71]+[.H71]&gt;=2;1;0) + IF([.G71]+[.H7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serisci_tirocinante.js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2]/2;0);2)" office:value-type="float" office:value="0">
            <text:p>0</text:p>
          </table:table-cell>
          <table:table-cell table:formula="of:=MIN(ROUNDDOWN([.C72]*1.2/5;0);2)" office:value-type="float" office:value="0">
            <text:p>0</text:p>
          </table:table-cell>
          <table:table-cell table:formula="of:=1 + IF([.G72]+[.H72]&gt;=2;1;0) + IF([.G72]+[.H7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invia_domanda_confermata.js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3]/2;0);2)" office:value-type="float" office:value="2">
            <text:p>2</text:p>
          </table:table-cell>
          <table:table-cell table:formula="of:=MIN(ROUNDDOWN([.C73]*1.2/5;0);2)" office:value-type="float" office:value="0">
            <text:p>0</text:p>
          </table:table-cell>
          <table:table-cell table:formula="of:=1 + IF([.G73]+[.H73]&gt;=2;1;0) + IF([.G73]+[.H7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invia_punteggio.jsp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4]/2;0);2)" office:value-type="float" office:value="2">
            <text:p>2</text:p>
          </table:table-cell>
          <table:table-cell table:formula="of:=MIN(ROUNDDOWN([.C74]*1.2/5;0);2)" office:value-type="float" office:value="0">
            <text:p>0</text:p>
          </table:table-cell>
          <table:table-cell table:formula="of:=1 + IF([.G74]+[.H74]&gt;=2;1;0) + IF([.G74]+[.H7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iscrizione.js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5]/2;0);2)" office:value-type="float" office:value="2">
            <text:p>2</text:p>
          </table:table-cell>
          <table:table-cell table:formula="of:=MIN(ROUNDDOWN([.C75]*1.2/5;0);2)" office:value-type="float" office:value="0">
            <text:p>0</text:p>
          </table:table-cell>
          <table:table-cell table:formula="of:=1 + IF([.G75]+[.H75]&gt;=2;1;0) + IF([.G75]+[.H7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licenzi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6]/2;0);2)" office:value-type="float" office:value="0">
            <text:p>0</text:p>
          </table:table-cell>
          <table:table-cell table:formula="of:=MIN(ROUNDDOWN([.C76]*1.2/5;0);2)" office:value-type="float" office:value="0">
            <text:p>0</text:p>
          </table:table-cell>
          <table:table-cell table:formula="of:=1 + IF([.G76]+[.H76]&gt;=2;1;0) + IF([.G76]+[.H7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lista_domanda_confermata.js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7]/2;0);2)" office:value-type="float" office:value="2">
            <text:p>2</text:p>
          </table:table-cell>
          <table:table-cell table:formula="of:=MIN(ROUNDDOWN([.C77]*1.2/5;0);2)" office:value-type="float" office:value="0">
            <text:p>0</text:p>
          </table:table-cell>
          <table:table-cell table:formula="of:=1 + IF([.G77]+[.H77]&gt;=2;1;0) + IF([.G77]+[.H77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lista_evento.jsp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8]/2;0);2)" office:value-type="float" office:value="2">
            <text:p>2</text:p>
          </table:table-cell>
          <table:table-cell table:formula="of:=MIN(ROUNDDOWN([.C78]*1.2/5;0);2)" office:value-type="float" office:value="0">
            <text:p>0</text:p>
          </table:table-cell>
          <table:table-cell table:formula="of:=1 + IF([.G78]+[.H78]&gt;=2;1;0) + IF([.G78]+[.H78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lista_punteggio.jsp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79]/2;0);2)" office:value-type="float" office:value="2">
            <text:p>2</text:p>
          </table:table-cell>
          <table:table-cell table:formula="of:=MIN(ROUNDDOWN([.C79]*1.2/5;0);2)" office:value-type="float" office:value="0">
            <text:p>0</text:p>
          </table:table-cell>
          <table:table-cell table:formula="of:=1 + IF([.G79]+[.H79]&gt;=2;1;0) + IF([.G79]+[.H79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lista_questionari.jsp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0]/2;0);2)" office:value-type="float" office:value="2">
            <text:p>2</text:p>
          </table:table-cell>
          <table:table-cell table:formula="of:=MIN(ROUNDDOWN([.C80]*1.2/5;0);2)" office:value-type="float" office:value="0">
            <text:p>0</text:p>
          </table:table-cell>
          <table:table-cell table:formula="of:=1 + IF([.G80]+[.H80]&gt;=2;1;0) + IF([.G80]+[.H80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login.jsp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1]/2;0);2)" office:value-type="float" office:value="2">
            <text:p>2</text:p>
          </table:table-cell>
          <table:table-cell table:formula="of:=MIN(ROUNDDOWN([.C81]*1.2/5;0);2)" office:value-type="float" office:value="0">
            <text:p>0</text:p>
          </table:table-cell>
          <table:table-cell table:formula="of:=1 + IF([.G81]+[.H81]&gt;=2;1;0) + IF([.G81]+[.H8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logout.j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2]/2;0);2)" office:value-type="float" office:value="1">
            <text:p>1</text:p>
          </table:table-cell>
          <table:table-cell table:formula="of:=MIN(ROUNDDOWN([.C82]*1.2/5;0);2)" office:value-type="float" office:value="0">
            <text:p>0</text:p>
          </table:table-cell>
          <table:table-cell table:formula="of:=1 + IF([.G82]+[.H82]&gt;=2;1;0) + IF([.G82]+[.H8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evento.jsp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3]/2;0);2)" office:value-type="float" office:value="2">
            <text:p>2</text:p>
          </table:table-cell>
          <table:table-cell table:formula="of:=MIN(ROUNDDOWN([.C83]*1.2/5;0);2)" office:value-type="float" office:value="0">
            <text:p>0</text:p>
          </table:table-cell>
          <table:table-cell table:formula="of:=1 + IF([.G83]+[.H83]&gt;=2;1;0) + IF([.G83]+[.H8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modifica_fascia_orari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4]/2;0);2)" office:value-type="float" office:value="0">
            <text:p>0</text:p>
          </table:table-cell>
          <table:table-cell table:formula="of:=MIN(ROUNDDOWN([.C84]*1.2/5;0);2)" office:value-type="float" office:value="0">
            <text:p>0</text:p>
          </table:table-cell>
          <table:table-cell table:formula="of:=1 + IF([.G84]+[.H84]&gt;=2;1;0) + IF([.G84]+[.H8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iscritt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5]/2;0);2)" office:value-type="float" office:value="0">
            <text:p>0</text:p>
          </table:table-cell>
          <table:table-cell table:formula="of:=MIN(ROUNDDOWN([.C85]*1.2/5;0);2)" office:value-type="float" office:value="0">
            <text:p>0</text:p>
          </table:table-cell>
          <table:table-cell table:formula="of:=1 + IF([.G85]+[.H85]&gt;=2;1;0) + IF([.G85]+[.H8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orario_servizi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6]/2;0);2)" office:value-type="float" office:value="0">
            <text:p>0</text:p>
          </table:table-cell>
          <table:table-cell table:formula="of:=MIN(ROUNDDOWN([.C86]*1.2/5;0);2)" office:value-type="float" office:value="0">
            <text:p>0</text:p>
          </table:table-cell>
          <table:table-cell table:formula="of:=1 + IF([.G86]+[.H86]&gt;=2;1;0) + IF([.G86]+[.H8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orari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7]/2;0);2)" office:value-type="float" office:value="0">
            <text:p>0</text:p>
          </table:table-cell>
          <table:table-cell table:formula="of:=MIN(ROUNDDOWN([.C87]*1.2/5;0);2)" office:value-type="float" office:value="0">
            <text:p>0</text:p>
          </table:table-cell>
          <table:table-cell table:formula="of:=1 + IF([.G87]+[.H87]&gt;=2;1;0) + IF([.G87]+[.H8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past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8]/2;0);2)" office:value-type="float" office:value="0">
            <text:p>0</text:p>
          </table:table-cell>
          <table:table-cell table:formula="of:=MIN(ROUNDDOWN([.C88]*1.2/5;0);2)" office:value-type="float" office:value="0">
            <text:p>0</text:p>
          </table:table-cell>
          <table:table-cell table:formula="of:=1 + IF([.G88]+[.H88]&gt;=2;1;0) + IF([.G88]+[.H8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personal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89]/2;0);2)" office:value-type="float" office:value="0">
            <text:p>0</text:p>
          </table:table-cell>
          <table:table-cell table:formula="of:=MIN(ROUNDDOWN([.C89]*1.2/5;0);2)" office:value-type="float" office:value="0">
            <text:p>0</text:p>
          </table:table-cell>
          <table:table-cell table:formula="of:=1 + IF([.G89]+[.H89]&gt;=2;1;0) + IF([.G89]+[.H8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piano_past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0]/2;0);2)" office:value-type="float" office:value="0">
            <text:p>0</text:p>
          </table:table-cell>
          <table:table-cell table:formula="of:=MIN(ROUNDDOWN([.C90]*1.2/5;0);2)" office:value-type="float" office:value="0">
            <text:p>0</text:p>
          </table:table-cell>
          <table:table-cell table:formula="of:=1 + IF([.G90]+[.H90]&gt;=2;1;0) + IF([.G90]+[.H9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programm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1]/2;0);2)" office:value-type="float" office:value="0">
            <text:p>0</text:p>
          </table:table-cell>
          <table:table-cell table:formula="of:=MIN(ROUNDDOWN([.C91]*1.2/5;0);2)" office:value-type="float" office:value="0">
            <text:p>0</text:p>
          </table:table-cell>
          <table:table-cell table:formula="of:=1 + IF([.G91]+[.H91]&gt;=2;1;0) + IF([.G91]+[.H9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questionario.jsp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2]/2;0);2)" office:value-type="float" office:value="2">
            <text:p>2</text:p>
          </table:table-cell>
          <table:table-cell table:formula="of:=MIN(ROUNDDOWN([.C92]*1.2/5;0);2)" office:value-type="float" office:value="0">
            <text:p>0</text:p>
          </table:table-cell>
          <table:table-cell table:formula="of:=1 + IF([.G92]+[.H92]&gt;=2;1;0) + IF([.G92]+[.H9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modifica_specifiche_bando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3]/2;0);2)" office:value-type="float" office:value="0">
            <text:p>0</text:p>
          </table:table-cell>
          <table:table-cell table:formula="of:=MIN(ROUNDDOWN([.C93]*1.2/5;0);2)" office:value-type="float" office:value="0">
            <text:p>0</text:p>
          </table:table-cell>
          <table:table-cell table:formula="of:=1 + IF([.G93]+[.H93]&gt;=2;1;0) + IF([.G93]+[.H9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modifica_tirocinant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4]/2;0);2)" office:value-type="float" office:value="0">
            <text:p>0</text:p>
          </table:table-cell>
          <table:table-cell table:formula="of:=MIN(ROUNDDOWN([.C94]*1.2/5;0);2)" office:value-type="float" office:value="0">
            <text:p>0</text:p>
          </table:table-cell>
          <table:table-cell table:formula="of:=1 + IF([.G94]+[.H94]&gt;=2;1;0) + IF([.G94]+[.H9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presenta_bando.jsp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5]/2;0);2)" office:value-type="float" office:value="2">
            <text:p>2</text:p>
          </table:table-cell>
          <table:table-cell table:formula="of:=MIN(ROUNDDOWN([.C95]*1.2/5;0);2)" office:value-type="float" office:value="0">
            <text:p>0</text:p>
          </table:table-cell>
          <table:table-cell table:formula="of:=1 + IF([.G95]+[.H95]&gt;=2;1;0) + IF([.G95]+[.H9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presenta_iscrizione.jsp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6]/2;0);2)" office:value-type="float" office:value="2">
            <text:p>2</text:p>
          </table:table-cell>
          <table:table-cell table:formula="of:=MIN(ROUNDDOWN([.C96]*1.2/5;0);2)" office:value-type="float" office:value="0">
            <text:p>0</text:p>
          </table:table-cell>
          <table:table-cell table:formula="of:=1 + IF([.G96]+[.H96]&gt;=2;1;0) + IF([.G96]+[.H9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prova.js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7]/2;0);2)" office:value-type="float" office:value="2">
            <text:p>2</text:p>
          </table:table-cell>
          <table:table-cell table:formula="of:=MIN(ROUNDDOWN([.C97]*1.2/5;0);2)" office:value-type="float" office:value="0">
            <text:p>0</text:p>
          </table:table-cell>
          <table:table-cell table:formula="of:=1 + IF([.G97]+[.H97]&gt;=2;1;0) + IF([.G97]+[.H97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registrazione_account.js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8]/2;0);2)" office:value-type="float" office:value="2">
            <text:p>2</text:p>
          </table:table-cell>
          <table:table-cell table:formula="of:=MIN(ROUNDDOWN([.C98]*1.2/5;0);2)" office:value-type="float" office:value="0">
            <text:p>0</text:p>
          </table:table-cell>
          <table:table-cell table:formula="of:=1 + IF([.G98]+[.H98]&gt;=2;1;0) + IF([.G98]+[.H98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registro_pagament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99]/2;0);2)" office:value-type="float" office:value="0">
            <text:p>0</text:p>
          </table:table-cell>
          <table:table-cell table:formula="of:=MIN(ROUNDDOWN([.C99]*1.2/5;0);2)" office:value-type="float" office:value="0">
            <text:p>0</text:p>
          </table:table-cell>
          <table:table-cell table:formula="of:=1 + IF([.G99]+[.H99]&gt;=2;1;0) + IF([.G99]+[.H9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registro_presenz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0]/2;0);2)" office:value-type="float" office:value="0">
            <text:p>0</text:p>
          </table:table-cell>
          <table:table-cell table:formula="of:=MIN(ROUNDDOWN([.C100]*1.2/5;0);2)" office:value-type="float" office:value="0">
            <text:p>0</text:p>
          </table:table-cell>
          <table:table-cell table:formula="of:=1 + IF([.G100]+[.H100]&gt;=2;1;0) + IF([.G100]+[.H10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ricerca_utente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1]/2;0);2)" office:value-type="float" office:value="0">
            <text:p>0</text:p>
          </table:table-cell>
          <table:table-cell table:formula="of:=MIN(ROUNDDOWN([.C101]*1.2/5;0);2)" office:value-type="float" office:value="0">
            <text:p>0</text:p>
          </table:table-cell>
          <table:table-cell table:formula="of:=1 + IF([.G101]+[.H101]&gt;=2;1;0) + IF([.G101]+[.H10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richieste_tirocinant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2]/2;0);2)" office:value-type="float" office:value="0">
            <text:p>0</text:p>
          </table:table-cell>
          <table:table-cell table:formula="of:=MIN(ROUNDDOWN([.C102]*1.2/5;0);2)" office:value-type="float" office:value="0">
            <text:p>0</text:p>
          </table:table-cell>
          <table:table-cell table:formula="of:=1 + IF([.G102]+[.H102]&gt;=2;1;0) + IF([.G102]+[.H10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rinuncia_servizio.jsp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3]/2;0);2)" office:value-type="float" office:value="2">
            <text:p>2</text:p>
          </table:table-cell>
          <table:table-cell table:formula="of:=MIN(ROUNDDOWN([.C103]*1.2/5;0);2)" office:value-type="float" office:value="0">
            <text:p>0</text:p>
          </table:table-cell>
          <table:table-cell table:formula="of:=1 + IF([.G103]+[.H103]&gt;=2;1;0) + IF([.G103]+[.H10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servizi_attiv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4]/2;0);2)" office:value-type="float" office:value="0">
            <text:p>0</text:p>
          </table:table-cell>
          <table:table-cell table:formula="of:=MIN(ROUNDDOWN([.C104]*1.2/5;0);2)" office:value-type="float" office:value="0">
            <text:p>0</text:p>
          </table:table-cell>
          <table:table-cell table:formula="of:=1 + IF([.G104]+[.H104]&gt;=2;1;0) + IF([.G104]+[.H10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situazione_familiare.jsp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5]/2;0);2)" office:value-type="float" office:value="2">
            <text:p>2</text:p>
          </table:table-cell>
          <table:table-cell table:formula="of:=MIN(ROUNDDOWN([.C105]*1.2/5;0);2)" office:value-type="float" office:value="0">
            <text:p>0</text:p>
          </table:table-cell>
          <table:table-cell table:formula="of:=1 + IF([.G105]+[.H105]&gt;=2;1;0) + IF([.G105]+[.H10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specifiche_bando.jsp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6]/2;0);2)" office:value-type="float" office:value="2">
            <text:p>2</text:p>
          </table:table-cell>
          <table:table-cell table:formula="of:=MIN(ROUNDDOWN([.C106]*1.2/5;0);2)" office:value-type="float" office:value="0">
            <text:p>0</text:p>
          </table:table-cell>
          <table:table-cell table:formula="of:=1 + IF([.G106]+[.H106]&gt;=2;1;0) + IF([.G106]+[.H10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statistica_questionario.jsp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7]/2;0);2)" office:value-type="float" office:value="2">
            <text:p>2</text:p>
          </table:table-cell>
          <table:table-cell table:formula="of:=MIN(ROUNDDOWN([.C107]*1.2/5;0);2)" office:value-type="float" office:value="0">
            <text:p>0</text:p>
          </table:table-cell>
          <table:table-cell table:formula="of:=1 + IF([.G107]+[.H107]&gt;=2;1;0) + IF([.G107]+[.H107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statistiche_risposte_aperte.jsp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8]/2;0);2)" office:value-type="float" office:value="2">
            <text:p>2</text:p>
          </table:table-cell>
          <table:table-cell table:formula="of:=MIN(ROUNDDOWN([.C108]*1.2/5;0);2)" office:value-type="float" office:value="0">
            <text:p>0</text:p>
          </table:table-cell>
          <table:table-cell table:formula="of:=1 + IF([.G108]+[.H108]&gt;=2;1;0) + IF([.G108]+[.H108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stato_pagament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09]/2;0);2)" office:value-type="float" office:value="0">
            <text:p>0</text:p>
          </table:table-cell>
          <table:table-cell table:formula="of:=MIN(ROUNDDOWN([.C109]*1.2/5;0);2)" office:value-type="float" office:value="0">
            <text:p>0</text:p>
          </table:table-cell>
          <table:table-cell table:formula="of:=1 + IF([.G109]+[.H109]&gt;=2;1;0) + IF([.G109]+[.H10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storico_attivita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10]/2;0);2)" office:value-type="float" office:value="0">
            <text:p>0</text:p>
          </table:table-cell>
          <table:table-cell table:formula="of:=MIN(ROUNDDOWN([.C110]*1.2/5;0);2)" office:value-type="float" office:value="0">
            <text:p>0</text:p>
          </table:table-cell>
          <table:table-cell table:formula="of:=1 + IF([.G110]+[.H110]&gt;=2;1;0) + IF([.G110]+[.H11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storico_pagament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11]/2;0);2)" office:value-type="float" office:value="0">
            <text:p>0</text:p>
          </table:table-cell>
          <table:table-cell table:formula="of:=MIN(ROUNDDOWN([.C111]*1.2/5;0);2)" office:value-type="float" office:value="0">
            <text:p>0</text:p>
          </table:table-cell>
          <table:table-cell table:formula="of:=1 + IF([.G111]+[.H111]&gt;=2;1;0) + IF([.G111]+[.H11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storico_registro_ped.j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12]/2;0);2)" office:value-type="float" office:value="1">
            <text:p>1</text:p>
          </table:table-cell>
          <table:table-cell table:formula="of:=MIN(ROUNDDOWN([.C112]*1.2/5;0);2)" office:value-type="float" office:value="0">
            <text:p>0</text:p>
          </table:table-cell>
          <table:table-cell table:formula="of:=1 + IF([.G112]+[.H112]&gt;=2;1;0) + IF([.G112]+[.H11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storico_registro.j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13]/2;0);2)" office:value-type="float" office:value="1">
            <text:p>1</text:p>
          </table:table-cell>
          <table:table-cell table:formula="of:=MIN(ROUNDDOWN([.C113]*1.2/5;0);2)" office:value-type="float" office:value="0">
            <text:p>0</text:p>
          </table:table-cell>
          <table:table-cell table:formula="of:=1 + IF([.G113]+[.H113]&gt;=2;1;0) + IF([.G113]+[.H11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visualizza_orario_serviz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14]/2;0);2)" office:value-type="float" office:value="0">
            <text:p>0</text:p>
          </table:table-cell>
          <table:table-cell table:formula="of:=MIN(ROUNDDOWN([.C114]*1.2/5;0);2)" office:value-type="float" office:value="0">
            <text:p>0</text:p>
          </table:table-cell>
          <table:table-cell table:formula="of:=1 + IF([.G114]+[.H114]&gt;=2;1;0) + IF([.G114]+[.H11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/prototipo/visualizza_questionari.jsp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15]/2;0);2)" office:value-type="float" office:value="2">
            <text:p>2</text:p>
          </table:table-cell>
          <table:table-cell table:formula="of:=MIN(ROUNDDOWN([.C115]*1.2/5;0);2)" office:value-type="float" office:value="0">
            <text:p>0</text:p>
          </table:table-cell>
          <table:table-cell table:formula="of:=1 + IF([.G115]+[.H115]&gt;=2;1;0) + IF([.G115]+[.H11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/prototipo/visualizza_tirocinanti.j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T</text:p>
          </table:table-cell>
          <table:table-cell table:formula="of:=MIN(ROUNDDOWN([.B116]/2;0);2)" office:value-type="float" office:value="0">
            <text:p>0</text:p>
          </table:table-cell>
          <table:table-cell table:formula="of:=MIN(ROUNDDOWN([.C116]*1.2/5;0);2)" office:value-type="float" office:value="0">
            <text:p>0</text:p>
          </table:table-cell>
          <table:table-cell table:formula="of:=1 + IF([.G116]+[.H116]&gt;=2;1;0) + IF([.G116]+[.H116]&gt;2;1;0)" office:value-type="float" office:value="1">
            <text:p>1</text:p>
          </table:table-cell>
          <table:table-cell table:number-columns-repeated="4"/>
        </table:table-row>
      </table:table>
      <table:table table:name="PD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SR</text:p>
          </table:table-cell>
          <table:table-cell office:value-type="string">
            <text:p>NEM</text:p>
          </table:table-cell>
          <table:table-cell office:value-type="string">
            <text:p>NOA</text:p>
          </table:table-cell>
          <table:table-cell office:value-type="string">
            <text:p>COMPLEX</text:p>
          </table:table-cell>
          <table:table-cell office:value-type="string">
            <text:p>TIPO</text:p>
          </table:table-cell>
          <table:table-cell office:value-type="string">
            <text:p>rval</text:p>
          </table:table-cell>
          <table:table-cell office:value-type="string">
            <text:p>cval</text:p>
          </table:table-cell>
          <table:table-cell office:value-type="string">
            <text:p>compl. Cp1</text:p>
          </table:table-cell>
          <table:table-cell table:number-columns-repeated="4"/>
        </table:table-row>
        <table:table-row table:style-name="ro1">
          <table:table-cell office:value-type="string">
            <text:p>atsilo.entity.Account.jav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2]/2;0);2)" office:value-type="float" office:value="0">
            <text:p>0</text:p>
          </table:table-cell>
          <table:table-cell table:formula="of:=MIN(ROUNDDOWN([.C2]*1.2/5;0);2)" office:value-type="float" office:value="1">
            <text:p>1</text:p>
          </table:table-cell>
          <table:table-cell table:formula="of:=1 + IF([.G2]+[.H2]&gt;=2;1;0) + IF([.G2]+[.H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Assenza.jav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3]/2;0);2)" office:value-type="float" office:value="0">
            <text:p>0</text:p>
          </table:table-cell>
          <table:table-cell table:formula="of:=MIN(ROUNDDOWN([.C3]*1.2/5;0);2)" office:value-type="float" office:value="0">
            <text:p>0</text:p>
          </table:table-cell>
          <table:table-cell table:formula="of:=1 + IF([.G3]+[.H3]&gt;=2;1;0) + IF([.G3]+[.H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Attivita.java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4]/2;0);2)" office:value-type="float" office:value="0">
            <text:p>0</text:p>
          </table:table-cell>
          <table:table-cell table:formula="of:=MIN(ROUNDDOWN([.C4]*1.2/5;0);2)" office:value-type="float" office:value="2">
            <text:p>2</text:p>
          </table:table-cell>
          <table:table-cell table:formula="of:=1 + IF([.G4]+[.H4]&gt;=2;1;0) + IF([.G4]+[.H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AttivitaTirocinante.java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5]/2;0);2)" office:value-type="float" office:value="0">
            <text:p>0</text:p>
          </table:table-cell>
          <table:table-cell table:formula="of:=MIN(ROUNDDOWN([.C5]*1.2/5;0);2)" office:value-type="float" office:value="2">
            <text:p>2</text:p>
          </table:table-cell>
          <table:table-cell table:formula="of:=1 + IF([.G5]+[.H5]&gt;=2;1;0) + IF([.G5]+[.H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Bambino.java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6]/2;0);2)" office:value-type="float" office:value="0">
            <text:p>0</text:p>
          </table:table-cell>
          <table:table-cell table:formula="of:=MIN(ROUNDDOWN([.C6]*1.2/5;0);2)" office:value-type="float" office:value="2">
            <text:p>2</text:p>
          </table:table-cell>
          <table:table-cell table:formula="of:=1 + IF([.G6]+[.H6]&gt;=2;1;0) + IF([.G6]+[.H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Bando.jav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7]/2;0);2)" office:value-type="float" office:value="0">
            <text:p>0</text:p>
          </table:table-cell>
          <table:table-cell table:formula="of:=MIN(ROUNDDOWN([.C7]*1.2/5;0);2)" office:value-type="float" office:value="2">
            <text:p>2</text:p>
          </table:table-cell>
          <table:table-cell table:formula="of:=1 + IF([.G7]+[.H7]&gt;=2;1;0) + IF([.G7]+[.H7]&gt;2;1;0)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silo.entity.Beans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8]/2;0);2)" office:value-type="float" office:value="0">
            <text:p>0</text:p>
          </table:table-cell>
          <table:table-cell table:formula="of:=MIN(ROUNDDOWN([.C8]*1.2/5;0);2)" office:value-type="float" office:value="0">
            <text:p>0</text:p>
          </table:table-cell>
          <table:table-cell table:formula="of:=1 + IF([.G8]+[.H8]&gt;=2;1;0) + IF([.G8]+[.H8]&gt;2;1;0)" office:value-type="float" office:value="1">
            <text:p>1</text:p>
          </table:table-cell>
          <table:table-cell office:value-type="string">
            <text:p>PDT</text:p>
          </table:table-cell>
          <table:table-cell table:formula="of:=COUNTIF([.$E$1:.$E$1000];&quot;=&quot;&amp;[.K$7])" office:value-type="float" office:value="36">
            <text:p>36</text:p>
          </table:table-cell>
          <table:table-cell table:formula="of:=COUNTIF([.$E$1:.$E$1000];&quot;=&quot;&amp;[.L$7])" office:value-type="float" office:value="4">
            <text:p>4</text:p>
          </table:table-cell>
          <table:table-cell table:formula="of:=COUNTIF([.$E$1:.$E$1000];&quot;=&quot;&amp;[.M$7])" office:value-type="float" office:value="20">
            <text:p>20</text:p>
          </table:table-cell>
        </table:table-row>
        <table:table-row table:style-name="ro1">
          <table:table-cell office:value-type="string">
            <text:p>atsilo.entity.CampoDomandaQuestionario.java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DT</text:p>
          </table:table-cell>
          <table:table-cell table:formula="of:=MIN(ROUNDDOWN([.B9]/2;0);2)" office:value-type="float" office:value="0">
            <text:p>0</text:p>
          </table:table-cell>
          <table:table-cell table:formula="of:=MIN(ROUNDDOWN([.C9]*1.2/5;0);2)" office:value-type="float" office:value="2">
            <text:p>2</text:p>
          </table:table-cell>
          <table:table-cell table:formula="of:=1 + IF([.G9]+[.H9]&gt;=2;1;0) + IF([.G9]+[.H9]&gt;2;1;0)" office:value-type="float" office:value="2">
            <text:p>2</text:p>
          </table:table-cell>
          <table:table-cell office:value-type="string">
            <text:p>PDT</text:p>
          </table:table-cell>
          <table:table-cell table:formula="of:=COUNTIF([.$I$1:.$I$1000];&quot;=&quot;&amp;[.K$7])" office:value-type="float" office:value="35">
            <text:p>35</text:p>
          </table:table-cell>
          <table:table-cell table:formula="of:=COUNTIF([.$I$1:.$I$1000];&quot;=&quot;&amp;[.L$7])" office:value-type="float" office:value="22">
            <text:p>22</text:p>
          </table:table-cell>
          <table:table-cell table:formula="of:=COUNTIF([.$I$1:.$I$1000];&quot;=&quot;&amp;[.M$7])" office:value-type="float" office:value="3">
            <text:p>3</text:p>
          </table:table-cell>
        </table:table-row>
        <table:table-row table:style-name="ro1">
          <table:table-cell office:value-type="string">
            <text:p>atsilo.entity.Classe.jav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10]/2;0);2)" office:value-type="float" office:value="0">
            <text:p>0</text:p>
          </table:table-cell>
          <table:table-cell table:formula="of:=MIN(ROUNDDOWN([.C10]*1.2/5;0);2)" office:value-type="float" office:value="1">
            <text:p>1</text:p>
          </table:table-cell>
          <table:table-cell table:formula="of:=1 + IF([.G10]+[.H10]&gt;=2;1;0) + IF([.G10]+[.H1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CompilaQuestionario.jav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11]/2;0);2)" office:value-type="float" office:value="0">
            <text:p>0</text:p>
          </table:table-cell>
          <table:table-cell table:formula="of:=MIN(ROUNDDOWN([.C11]*1.2/5;0);2)" office:value-type="float" office:value="0">
            <text:p>0</text:p>
          </table:table-cell>
          <table:table-cell table:formula="of:=1 + IF([.G11]+[.H11]&gt;=2;1;0) + IF([.G11]+[.H1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Contestazione.jav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12]/2;0);2)" office:value-type="float" office:value="0">
            <text:p>0</text:p>
          </table:table-cell>
          <table:table-cell table:formula="of:=MIN(ROUNDDOWN([.C12]*1.2/5;0);2)" office:value-type="float" office:value="1">
            <text:p>1</text:p>
          </table:table-cell>
          <table:table-cell table:formula="of:=1 + IF([.G12]+[.H12]&gt;=2;1;0) + IF([.G12]+[.H1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DomandaIscrizione.java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13]/2;0);2)" office:value-type="float" office:value="0">
            <text:p>0</text:p>
          </table:table-cell>
          <table:table-cell table:formula="of:=MIN(ROUNDDOWN([.C13]*1.2/5;0);2)" office:value-type="float" office:value="2">
            <text:p>2</text:p>
          </table:table-cell>
          <table:table-cell table:formula="of:=1 + IF([.G13]+[.H13]&gt;=2;1;0) + IF([.G13]+[.H1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DomandaQuestionario.jav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DT</text:p>
          </table:table-cell>
          <table:table-cell table:formula="of:=MIN(ROUNDDOWN([.B14]/2;0);2)" office:value-type="float" office:value="1">
            <text:p>1</text:p>
          </table:table-cell>
          <table:table-cell table:formula="of:=MIN(ROUNDDOWN([.C14]*1.2/5;0);2)" office:value-type="float" office:value="2">
            <text:p>2</text:p>
          </table:table-cell>
          <table:table-cell table:formula="of:=1 + IF([.G14]+[.H14]&gt;=2;1;0) + IF([.G14]+[.H14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entity.EducatoreDidattico.j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15]/2;0);2)" office:value-type="float" office:value="0">
            <text:p>0</text:p>
          </table:table-cell>
          <table:table-cell table:formula="of:=MIN(ROUNDDOWN([.C15]*1.2/5;0);2)" office:value-type="float" office:value="0">
            <text:p>0</text:p>
          </table:table-cell>
          <table:table-cell table:formula="of:=1 + IF([.G15]+[.H15]&gt;=2;1;0) + IF([.G15]+[.H1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Evento.java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16]/2;0);2)" office:value-type="float" office:value="0">
            <text:p>0</text:p>
          </table:table-cell>
          <table:table-cell table:formula="of:=MIN(ROUNDDOWN([.C16]*1.2/5;0);2)" office:value-type="float" office:value="2">
            <text:p>2</text:p>
          </table:table-cell>
          <table:table-cell table:formula="of:=1 + IF([.G16]+[.H16]&gt;=2;1;0) + IF([.G16]+[.H1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EventPlanner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17]/2;0);2)" office:value-type="float" office:value="0">
            <text:p>0</text:p>
          </table:table-cell>
          <table:table-cell table:formula="of:=MIN(ROUNDDOWN([.C17]*1.2/5;0);2)" office:value-type="float" office:value="0">
            <text:p>0</text:p>
          </table:table-cell>
          <table:table-cell table:formula="of:=1 + IF([.G17]+[.H17]&gt;=2;1;0) + IF([.G17]+[.H1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Extra.java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18]/2;0);2)" office:value-type="float" office:value="0">
            <text:p>0</text:p>
          </table:table-cell>
          <table:table-cell table:formula="of:=MIN(ROUNDDOWN([.C18]*1.2/5;0);2)" office:value-type="float" office:value="2">
            <text:p>2</text:p>
          </table:table-cell>
          <table:table-cell table:formula="of:=1 + IF([.G18]+[.H18]&gt;=2;1;0) + IF([.G18]+[.H18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Fattura.jav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19]/2;0);2)" office:value-type="float" office:value="0">
            <text:p>0</text:p>
          </table:table-cell>
          <table:table-cell table:formula="of:=MIN(ROUNDDOWN([.C19]*1.2/5;0);2)" office:value-type="float" office:value="1">
            <text:p>1</text:p>
          </table:table-cell>
          <table:table-cell table:formula="of:=1 + IF([.G19]+[.H19]&gt;=2;1;0) + IF([.G19]+[.H1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Feedback.jav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20]/2;0);2)" office:value-type="float" office:value="0">
            <text:p>0</text:p>
          </table:table-cell>
          <table:table-cell table:formula="of:=MIN(ROUNDDOWN([.C20]*1.2/5;0);2)" office:value-type="float" office:value="1">
            <text:p>1</text:p>
          </table:table-cell>
          <table:table-cell table:formula="of:=1 + IF([.G20]+[.H20]&gt;=2;1;0) + IF([.G20]+[.H2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Genitore.java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21]/2;0);2)" office:value-type="float" office:value="0">
            <text:p>0</text:p>
          </table:table-cell>
          <table:table-cell table:formula="of:=MIN(ROUNDDOWN([.C21]*1.2/5;0);2)" office:value-type="float" office:value="2">
            <text:p>2</text:p>
          </table:table-cell>
          <table:table-cell table:formula="of:=1 + IF([.G21]+[.H21]&gt;=2;1;0) + IF([.G21]+[.H2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Insegna.jav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22]/2;0);2)" office:value-type="float" office:value="1">
            <text:p>1</text:p>
          </table:table-cell>
          <table:table-cell table:formula="of:=MIN(ROUNDDOWN([.C22]*1.2/5;0);2)" office:value-type="float" office:value="0">
            <text:p>0</text:p>
          </table:table-cell>
          <table:table-cell table:formula="of:=1 + IF([.G22]+[.H22]&gt;=2;1;0) + IF([.G22]+[.H2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Massimo.jav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23]/2;0);2)" office:value-type="float" office:value="0">
            <text:p>0</text:p>
          </table:table-cell>
          <table:table-cell table:formula="of:=MIN(ROUNDDOWN([.C23]*1.2/5;0);2)" office:value-type="float" office:value="1">
            <text:p>1</text:p>
          </table:table-cell>
          <table:table-cell table:formula="of:=1 + IF([.G23]+[.H23]&gt;=2;1;0) + IF([.G23]+[.H2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MenuMensa.jav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24]/2;0);2)" office:value-type="float" office:value="0">
            <text:p>0</text:p>
          </table:table-cell>
          <table:table-cell table:formula="of:=MIN(ROUNDDOWN([.C24]*1.2/5;0);2)" office:value-type="float" office:value="2">
            <text:p>2</text:p>
          </table:table-cell>
          <table:table-cell table:formula="of:=1 + IF([.G24]+[.H24]&gt;=2;1;0) + IF([.G24]+[.H2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Nota.jav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25]/2;0);2)" office:value-type="float" office:value="0">
            <text:p>0</text:p>
          </table:table-cell>
          <table:table-cell table:formula="of:=MIN(ROUNDDOWN([.C25]*1.2/5;0);2)" office:value-type="float" office:value="0">
            <text:p>0</text:p>
          </table:table-cell>
          <table:table-cell table:formula="of:=1 + IF([.G25]+[.H25]&gt;=2;1;0) + IF([.G25]+[.H2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OrarioUtente.jav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26]/2;0);2)" office:value-type="float" office:value="0">
            <text:p>0</text:p>
          </table:table-cell>
          <table:table-cell table:formula="of:=MIN(ROUNDDOWN([.C26]*1.2/5;0);2)" office:value-type="float" office:value="2">
            <text:p>2</text:p>
          </table:table-cell>
          <table:table-cell table:formula="of:=1 + IF([.G26]+[.H26]&gt;=2;1;0) + IF([.G26]+[.H2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Partecipa.jav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27]/2;0);2)" office:value-type="float" office:value="1">
            <text:p>1</text:p>
          </table:table-cell>
          <table:table-cell table:formula="of:=MIN(ROUNDDOWN([.C27]*1.2/5;0);2)" office:value-type="float" office:value="0">
            <text:p>0</text:p>
          </table:table-cell>
          <table:table-cell table:formula="of:=1 + IF([.G27]+[.H27]&gt;=2;1;0) + IF([.G27]+[.H2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PersonaleAsilo.jav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28]/2;0);2)" office:value-type="float" office:value="0">
            <text:p>0</text:p>
          </table:table-cell>
          <table:table-cell table:formula="of:=MIN(ROUNDDOWN([.C28]*1.2/5;0);2)" office:value-type="float" office:value="0">
            <text:p>0</text:p>
          </table:table-cell>
          <table:table-cell table:formula="of:=1 + IF([.G28]+[.H28]&gt;=2;1;0) + IF([.G28]+[.H2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phpbb_user.java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29]/2;0);2)" office:value-type="float" office:value="1">
            <text:p>1</text:p>
          </table:table-cell>
          <table:table-cell table:formula="of:=MIN(ROUNDDOWN([.C29]*1.2/5;0);2)" office:value-type="float" office:value="2">
            <text:p>2</text:p>
          </table:table-cell>
          <table:table-cell table:formula="of:=1 + IF([.G29]+[.H29]&gt;=2;1;0) + IF([.G29]+[.H29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entity.ProgrammaEducativoSettimanale.java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30]/2;0);2)" office:value-type="float" office:value="0">
            <text:p>0</text:p>
          </table:table-cell>
          <table:table-cell table:formula="of:=MIN(ROUNDDOWN([.C30]*1.2/5;0);2)" office:value-type="float" office:value="2">
            <text:p>2</text:p>
          </table:table-cell>
          <table:table-cell table:formula="of:=1 + IF([.G30]+[.H30]&gt;=2;1;0) + IF([.G30]+[.H30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Psicopedagogo.jav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31]/2;0);2)" office:value-type="float" office:value="0">
            <text:p>0</text:p>
          </table:table-cell>
          <table:table-cell table:formula="of:=MIN(ROUNDDOWN([.C31]*1.2/5;0);2)" office:value-type="float" office:value="0">
            <text:p>0</text:p>
          </table:table-cell>
          <table:table-cell table:formula="of:=1 + IF([.G31]+[.H31]&gt;=2;1;0) + IF([.G31]+[.H3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Questionario.java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32]/2;0);2)" office:value-type="float" office:value="2">
            <text:p>2</text:p>
          </table:table-cell>
          <table:table-cell table:formula="of:=MIN(ROUNDDOWN([.C32]*1.2/5;0);2)" office:value-type="float" office:value="2">
            <text:p>2</text:p>
          </table:table-cell>
          <table:table-cell table:formula="of:=1 + IF([.G32]+[.H32]&gt;=2;1;0) + IF([.G32]+[.H32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entity.Registro.java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DT</text:p>
          </table:table-cell>
          <table:table-cell table:formula="of:=MIN(ROUNDDOWN([.B33]/2;0);2)" office:value-type="float" office:value="0">
            <text:p>0</text:p>
          </table:table-cell>
          <table:table-cell table:formula="of:=MIN(ROUNDDOWN([.C33]*1.2/5;0);2)" office:value-type="float" office:value="2">
            <text:p>2</text:p>
          </table:table-cell>
          <table:table-cell table:formula="of:=1 + IF([.G33]+[.H33]&gt;=2;1;0) + IF([.G33]+[.H3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RegistroTirocinante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34]/2;0);2)" office:value-type="float" office:value="0">
            <text:p>0</text:p>
          </table:table-cell>
          <table:table-cell table:formula="of:=MIN(ROUNDDOWN([.C34]*1.2/5;0);2)" office:value-type="float" office:value="2">
            <text:p>2</text:p>
          </table:table-cell>
          <table:table-cell table:formula="of:=1 + IF([.G34]+[.H34]&gt;=2;1;0) + IF([.G34]+[.H3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ResponsabileQuestionario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35]/2;0);2)" office:value-type="float" office:value="0">
            <text:p>0</text:p>
          </table:table-cell>
          <table:table-cell table:formula="of:=MIN(ROUNDDOWN([.C35]*1.2/5;0);2)" office:value-type="float" office:value="0">
            <text:p>0</text:p>
          </table:table-cell>
          <table:table-cell table:formula="of:=1 + IF([.G35]+[.H35]&gt;=2;1;0) + IF([.G35]+[.H3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ResponsabileTirocini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36]/2;0);2)" office:value-type="float" office:value="0">
            <text:p>0</text:p>
          </table:table-cell>
          <table:table-cell table:formula="of:=MIN(ROUNDDOWN([.C36]*1.2/5;0);2)" office:value-type="float" office:value="0">
            <text:p>0</text:p>
          </table:table-cell>
          <table:table-cell table:formula="of:=1 + IF([.G36]+[.H36]&gt;=2;1;0) + IF([.G36]+[.H3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Retta.jav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37]/2;0);2)" office:value-type="float" office:value="0">
            <text:p>0</text:p>
          </table:table-cell>
          <table:table-cell table:formula="of:=MIN(ROUNDDOWN([.C37]*1.2/5;0);2)" office:value-type="float" office:value="2">
            <text:p>2</text:p>
          </table:table-cell>
          <table:table-cell table:formula="of:=1 + IF([.G37]+[.H37]&gt;=2;1;0) + IF([.G37]+[.H37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Richiesta.java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38]/2;0);2)" office:value-type="float" office:value="0">
            <text:p>0</text:p>
          </table:table-cell>
          <table:table-cell table:formula="of:=MIN(ROUNDDOWN([.C38]*1.2/5;0);2)" office:value-type="float" office:value="2">
            <text:p>2</text:p>
          </table:table-cell>
          <table:table-cell table:formula="of:=1 + IF([.G38]+[.H38]&gt;=2;1;0) + IF([.G38]+[.H38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RichiestaTirocinante.java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39]/2;0);2)" office:value-type="float" office:value="0">
            <text:p>0</text:p>
          </table:table-cell>
          <table:table-cell table:formula="of:=MIN(ROUNDDOWN([.C39]*1.2/5;0);2)" office:value-type="float" office:value="2">
            <text:p>2</text:p>
          </table:table-cell>
          <table:table-cell table:formula="of:=1 + IF([.G39]+[.H39]&gt;=2;1;0) + IF([.G39]+[.H39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RispostaQuestionario.java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DT</text:p>
          </table:table-cell>
          <table:table-cell table:formula="of:=MIN(ROUNDDOWN([.B40]/2;0);2)" office:value-type="float" office:value="0">
            <text:p>0</text:p>
          </table:table-cell>
          <table:table-cell table:formula="of:=MIN(ROUNDDOWN([.C40]*1.2/5;0);2)" office:value-type="float" office:value="2">
            <text:p>2</text:p>
          </table:table-cell>
          <table:table-cell table:formula="of:=1 + IF([.G40]+[.H40]&gt;=2;1;0) + IF([.G40]+[.H40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Schedulazione.jav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41]/2;0);2)" office:value-type="float" office:value="0">
            <text:p>0</text:p>
          </table:table-cell>
          <table:table-cell table:formula="of:=MIN(ROUNDDOWN([.C41]*1.2/5;0);2)" office:value-type="float" office:value="1">
            <text:p>1</text:p>
          </table:table-cell>
          <table:table-cell table:formula="of:=1 + IF([.G41]+[.H41]&gt;=2;1;0) + IF([.G41]+[.H4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ntity.Servizio.java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42]/2;0);2)" office:value-type="float" office:value="0">
            <text:p>0</text:p>
          </table:table-cell>
          <table:table-cell table:formula="of:=MIN(ROUNDDOWN([.C42]*1.2/5;0);2)" office:value-type="float" office:value="2">
            <text:p>2</text:p>
          </table:table-cell>
          <table:table-cell table:formula="of:=1 + IF([.G42]+[.H42]&gt;=2;1;0) + IF([.G42]+[.H4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StatisticheQuestionario.jav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43]/2;0);2)" office:value-type="float" office:value="1">
            <text:p>1</text:p>
          </table:table-cell>
          <table:table-cell table:formula="of:=MIN(ROUNDDOWN([.C43]*1.2/5;0);2)" office:value-type="float" office:value="1">
            <text:p>1</text:p>
          </table:table-cell>
          <table:table-cell table:formula="of:=1 + IF([.G43]+[.H43]&gt;=2;1;0) + IF([.G43]+[.H4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Tirocinante.java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44]/2;0);2)" office:value-type="float" office:value="0">
            <text:p>0</text:p>
          </table:table-cell>
          <table:table-cell table:formula="of:=MIN(ROUNDDOWN([.C44]*1.2/5;0);2)" office:value-type="float" office:value="2">
            <text:p>2</text:p>
          </table:table-cell>
          <table:table-cell table:formula="of:=1 + IF([.G44]+[.H44]&gt;=2;1;0) + IF([.G44]+[.H4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ntity.Utente.java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PDT</text:p>
          </table:table-cell>
          <table:table-cell table:formula="of:=MIN(ROUNDDOWN([.B45]/2;0);2)" office:value-type="float" office:value="0">
            <text:p>0</text:p>
          </table:table-cell>
          <table:table-cell table:formula="of:=MIN(ROUNDDOWN([.C45]*1.2/5;0);2)" office:value-type="float" office:value="2">
            <text:p>2</text:p>
          </table:table-cell>
          <table:table-cell table:formula="of:=1 + IF([.G45]+[.H45]&gt;=2;1;0) + IF([.G45]+[.H4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exception.Account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46]/2;0);2)" office:value-type="float" office:value="0">
            <text:p>0</text:p>
          </table:table-cell>
          <table:table-cell table:formula="of:=MIN(ROUNDDOWN([.C46]*1.2/5;0);2)" office:value-type="float" office:value="0">
            <text:p>0</text:p>
          </table:table-cell>
          <table:table-cell table:formula="of:=1 + IF([.G46]+[.H46]&gt;=2;1;0) + IF([.G46]+[.H4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Bambino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47]/2;0);2)" office:value-type="float" office:value="0">
            <text:p>0</text:p>
          </table:table-cell>
          <table:table-cell table:formula="of:=MIN(ROUNDDOWN([.C47]*1.2/5;0);2)" office:value-type="float" office:value="0">
            <text:p>0</text:p>
          </table:table-cell>
          <table:table-cell table:formula="of:=1 + IF([.G47]+[.H47]&gt;=2;1;0) + IF([.G47]+[.H4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Bando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48]/2;0);2)" office:value-type="float" office:value="0">
            <text:p>0</text:p>
          </table:table-cell>
          <table:table-cell table:formula="of:=MIN(ROUNDDOWN([.C48]*1.2/5;0);2)" office:value-type="float" office:value="0">
            <text:p>0</text:p>
          </table:table-cell>
          <table:table-cell table:formula="of:=1 + IF([.G48]+[.H48]&gt;=2;1;0) + IF([.G48]+[.H4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Classe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49]/2;0);2)" office:value-type="float" office:value="0">
            <text:p>0</text:p>
          </table:table-cell>
          <table:table-cell table:formula="of:=MIN(ROUNDDOWN([.C49]*1.2/5;0);2)" office:value-type="float" office:value="0">
            <text:p>0</text:p>
          </table:table-cell>
          <table:table-cell table:formula="of:=1 + IF([.G49]+[.H49]&gt;=2;1;0) + IF([.G49]+[.H4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DatiPersonali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0]/2;0);2)" office:value-type="float" office:value="0">
            <text:p>0</text:p>
          </table:table-cell>
          <table:table-cell table:formula="of:=MIN(ROUNDDOWN([.C50]*1.2/5;0);2)" office:value-type="float" office:value="0">
            <text:p>0</text:p>
          </table:table-cell>
          <table:table-cell table:formula="of:=1 + IF([.G50]+[.H50]&gt;=2;1;0) + IF([.G50]+[.H5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DBConnection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1]/2;0);2)" office:value-type="float" office:value="0">
            <text:p>0</text:p>
          </table:table-cell>
          <table:table-cell table:formula="of:=MIN(ROUNDDOWN([.C51]*1.2/5;0);2)" office:value-type="float" office:value="0">
            <text:p>0</text:p>
          </table:table-cell>
          <table:table-cell table:formula="of:=1 + IF([.G51]+[.H51]&gt;=2;1;0) + IF([.G51]+[.H51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DomandaIscrizione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2]/2;0);2)" office:value-type="float" office:value="0">
            <text:p>0</text:p>
          </table:table-cell>
          <table:table-cell table:formula="of:=MIN(ROUNDDOWN([.C52]*1.2/5;0);2)" office:value-type="float" office:value="0">
            <text:p>0</text:p>
          </table:table-cell>
          <table:table-cell table:formula="of:=1 + IF([.G52]+[.H52]&gt;=2;1;0) + IF([.G52]+[.H5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Evento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3]/2;0);2)" office:value-type="float" office:value="0">
            <text:p>0</text:p>
          </table:table-cell>
          <table:table-cell table:formula="of:=MIN(ROUNDDOWN([.C53]*1.2/5;0);2)" office:value-type="float" office:value="0">
            <text:p>0</text:p>
          </table:table-cell>
          <table:table-cell table:formula="of:=1 + IF([.G53]+[.H53]&gt;=2;1;0) + IF([.G53]+[.H5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Genitore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4]/2;0);2)" office:value-type="float" office:value="0">
            <text:p>0</text:p>
          </table:table-cell>
          <table:table-cell table:formula="of:=MIN(ROUNDDOWN([.C54]*1.2/5;0);2)" office:value-type="float" office:value="0">
            <text:p>0</text:p>
          </table:table-cell>
          <table:table-cell table:formula="of:=1 + IF([.G54]+[.H54]&gt;=2;1;0) + IF([.G54]+[.H5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InserimentoDati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5]/2;0);2)" office:value-type="float" office:value="0">
            <text:p>0</text:p>
          </table:table-cell>
          <table:table-cell table:formula="of:=MIN(ROUNDDOWN([.C55]*1.2/5;0);2)" office:value-type="float" office:value="0">
            <text:p>0</text:p>
          </table:table-cell>
          <table:table-cell table:formula="of:=1 + IF([.G55]+[.H55]&gt;=2;1;0) + IF([.G55]+[.H5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Login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6]/2;0);2)" office:value-type="float" office:value="0">
            <text:p>0</text:p>
          </table:table-cell>
          <table:table-cell table:formula="of:=MIN(ROUNDDOWN([.C56]*1.2/5;0);2)" office:value-type="float" office:value="0">
            <text:p>0</text:p>
          </table:table-cell>
          <table:table-cell table:formula="of:=1 + IF([.G56]+[.H56]&gt;=2;1;0) + IF([.G56]+[.H5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Questionario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7]/2;0);2)" office:value-type="float" office:value="0">
            <text:p>0</text:p>
          </table:table-cell>
          <table:table-cell table:formula="of:=MIN(ROUNDDOWN([.C57]*1.2/5;0);2)" office:value-type="float" office:value="0">
            <text:p>0</text:p>
          </table:table-cell>
          <table:table-cell table:formula="of:=1 + IF([.G57]+[.H57]&gt;=2;1;0) + IF([.G57]+[.H5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Registro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8]/2;0);2)" office:value-type="float" office:value="0">
            <text:p>0</text:p>
          </table:table-cell>
          <table:table-cell table:formula="of:=MIN(ROUNDDOWN([.C58]*1.2/5;0);2)" office:value-type="float" office:value="0">
            <text:p>0</text:p>
          </table:table-cell>
          <table:table-cell table:formula="of:=1 + IF([.G58]+[.H58]&gt;=2;1;0) + IF([.G58]+[.H5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Servizio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59]/2;0);2)" office:value-type="float" office:value="0">
            <text:p>0</text:p>
          </table:table-cell>
          <table:table-cell table:formula="of:=MIN(ROUNDDOWN([.C59]*1.2/5;0);2)" office:value-type="float" office:value="0">
            <text:p>0</text:p>
          </table:table-cell>
          <table:table-cell table:formula="of:=1 + IF([.G59]+[.H59]&gt;=2;1;0) + IF([.G59]+[.H5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exception.UtenteException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60]/2;0);2)" office:value-type="float" office:value="0">
            <text:p>0</text:p>
          </table:table-cell>
          <table:table-cell table:formula="of:=MIN(ROUNDDOWN([.C60]*1.2/5;0);2)" office:value-type="float" office:value="0">
            <text:p>0</text:p>
          </table:table-cell>
          <table:table-cell table:formula="of:=1 + IF([.G60]+[.H60]&gt;=2;1;0) + IF([.G60]+[.H6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util.AtsiloConstants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T</text:p>
          </table:table-cell>
          <table:table-cell table:formula="of:=MIN(ROUNDDOWN([.B61]/2;0);2)" office:value-type="float" office:value="0">
            <text:p>0</text:p>
          </table:table-cell>
          <table:table-cell table:formula="of:=MIN(ROUNDDOWN([.C61]*1.2/5;0);2)" office:value-type="float" office:value="0">
            <text:p>0</text:p>
          </table:table-cell>
          <table:table-cell table:formula="of:=1 + IF([.G61]+[.H61]&gt;=2;1;0) + IF([.G61]+[.H61]&gt;2;1;0)" office:value-type="float" office:value="1">
            <text:p>1</text:p>
          </table:table-cell>
          <table:table-cell table:number-columns-repeated="4"/>
        </table:table-row>
      </table:table>
      <table:table table:name="D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SR</text:p>
          </table:table-cell>
          <table:table-cell office:value-type="string">
            <text:p>NEM</text:p>
          </table:table-cell>
          <table:table-cell office:value-type="string">
            <text:p>NOA</text:p>
          </table:table-cell>
          <table:table-cell office:value-type="string">
            <text:p>COMPLEX</text:p>
          </table:table-cell>
          <table:table-cell office:value-type="string">
            <text:p>TIPO</text:p>
          </table:table-cell>
          <table:table-cell office:value-type="string">
            <text:p>rval</text:p>
          </table:table-cell>
          <table:table-cell office:value-type="string">
            <text:p>cval</text:p>
          </table:table-cell>
          <table:table-cell office:value-type="string">
            <text:p>compl. Cp1</text:p>
          </table:table-cell>
          <table:table-cell table:number-columns-repeated="4"/>
        </table:table-row>
        <table:table-row table:style-name="ro1">
          <table:table-cell office:value-type="string">
            <text:p>atsilo.storage.Database.java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MT</text:p>
          </table:table-cell>
          <table:table-cell table:formula="of:=MIN(ROUNDDOWN([.B2]/2;0);2)" office:value-type="float" office:value="2">
            <text:p>2</text:p>
          </table:table-cell>
          <table:table-cell table:formula="of:=MIN(ROUNDDOWN([.C2]*1.2/5;0);2)" office:value-type="float" office:value="1">
            <text:p>1</text:p>
          </table:table-cell>
          <table:table-cell table:formula="of:=1 + IF([.G2]+[.H2]&gt;=2;1;0) + IF([.G2]+[.H2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storage.DBAccount.java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]/2;0);2)" office:value-type="float" office:value="2">
            <text:p>2</text:p>
          </table:table-cell>
          <table:table-cell table:formula="of:=MIN(ROUNDDOWN([.C3]*1.2/5;0);2)" office:value-type="float" office:value="0">
            <text:p>0</text:p>
          </table:table-cell>
          <table:table-cell table:formula="of:=1 + IF([.G3]+[.H3]&gt;=2;1;0) + IF([.G3]+[.H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Assenza.java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4]/2;0);2)" office:value-type="float" office:value="2">
            <text:p>2</text:p>
          </table:table-cell>
          <table:table-cell table:formula="of:=MIN(ROUNDDOWN([.C4]*1.2/5;0);2)" office:value-type="float" office:value="0">
            <text:p>0</text:p>
          </table:table-cell>
          <table:table-cell table:formula="of:=1 + IF([.G4]+[.H4]&gt;=2;1;0) + IF([.G4]+[.H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Attivita.java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5]/2;0);2)" office:value-type="float" office:value="2">
            <text:p>2</text:p>
          </table:table-cell>
          <table:table-cell table:formula="of:=MIN(ROUNDDOWN([.C5]*1.2/5;0);2)" office:value-type="float" office:value="0">
            <text:p>0</text:p>
          </table:table-cell>
          <table:table-cell table:formula="of:=1 + IF([.G5]+[.H5]&gt;=2;1;0) + IF([.G5]+[.H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Bambino.java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6]/2;0);2)" office:value-type="float" office:value="2">
            <text:p>2</text:p>
          </table:table-cell>
          <table:table-cell table:formula="of:=MIN(ROUNDDOWN([.C6]*1.2/5;0);2)" office:value-type="float" office:value="1">
            <text:p>1</text:p>
          </table:table-cell>
          <table:table-cell table:formula="of:=1 + IF([.G6]+[.H6]&gt;=2;1;0) + IF([.G6]+[.H6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storage.DBBando.java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7]/2;0);2)" office:value-type="float" office:value="2">
            <text:p>2</text:p>
          </table:table-cell>
          <table:table-cell table:formula="of:=MIN(ROUNDDOWN([.C7]*1.2/5;0);2)" office:value-type="float" office:value="1">
            <text:p>1</text:p>
          </table:table-cell>
          <table:table-cell table:formula="of:=1 + IF([.G7]+[.H7]&gt;=2;1;0) + IF([.G7]+[.H7]&gt;2;1;0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silo.storage.DBBeans.java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DMT</text:p>
          </table:table-cell>
          <table:table-cell table:formula="of:=MIN(ROUNDDOWN([.B8]/2;0);2)" office:value-type="float" office:value="2">
            <text:p>2</text:p>
          </table:table-cell>
          <table:table-cell table:formula="of:=MIN(ROUNDDOWN([.C8]*1.2/5;0);2)" office:value-type="float" office:value="1">
            <text:p>1</text:p>
          </table:table-cell>
          <table:table-cell table:formula="of:=1 + IF([.G8]+[.H8]&gt;=2;1;0) + IF([.G8]+[.H8]&gt;2;1;0)" office:value-type="float" office:value="3">
            <text:p>3</text:p>
          </table:table-cell>
          <table:table-cell/>
          <table:table-cell table:formula="of:=COUNTIF([.$E$1:.$E$1000];&quot;=&quot;&amp;[.K$7])" office:value-type="float" office:value="35">
            <text:p>35</text:p>
          </table:table-cell>
          <table:table-cell table:formula="of:=COUNTIF([.$E$1:.$E$1000];&quot;=&quot;&amp;[.L$7])" office:value-type="float" office:value="1">
            <text:p>1</text:p>
          </table:table-cell>
          <table:table-cell table:formula="of:=COUNTIF([.$E$1:.$E$1000];&quot;=&quot;&amp;[.M$7])" office:value-type="float" office:value="1">
            <text:p>1</text:p>
          </table:table-cell>
        </table:table-row>
        <table:table-row table:style-name="ro1">
          <table:table-cell office:value-type="string">
            <text:p>atsilo.storage.DBBeansInterface.j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9]/2;0);2)" office:value-type="float" office:value="0">
            <text:p>0</text:p>
          </table:table-cell>
          <table:table-cell table:formula="of:=MIN(ROUNDDOWN([.C9]*1.2/5;0);2)" office:value-type="float" office:value="0">
            <text:p>0</text:p>
          </table:table-cell>
          <table:table-cell table:formula="of:=1 + IF([.G9]+[.H9]&gt;=2;1;0) + IF([.G9]+[.H9]&gt;2;1;0)" office:value-type="float" office:value="1">
            <text:p>1</text:p>
          </table:table-cell>
          <table:table-cell/>
          <table:table-cell table:formula="of:=COUNTIF([.$I$1:.$I$1000];&quot;=&quot;&amp;[.K$7])" office:value-type="float" office:value="7">
            <text:p>7</text:p>
          </table:table-cell>
          <table:table-cell table:formula="of:=COUNTIF([.$I$1:.$I$1000];&quot;=&quot;&amp;[.L$7])" office:value-type="float" office:value="21">
            <text:p>21</text:p>
          </table:table-cell>
          <table:table-cell table:formula="of:=COUNTIF([.$I$1:.$I$1000];&quot;=&quot;&amp;[.M$7])" office:value-type="float" office:value="9">
            <text:p>9</text:p>
          </table:table-cell>
        </table:table-row>
        <table:table-row table:style-name="ro1">
          <table:table-cell office:value-type="string">
            <text:p>atsilo.storage.DBCampoDomandaQuestionario.java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0]/2;0);2)" office:value-type="float" office:value="2">
            <text:p>2</text:p>
          </table:table-cell>
          <table:table-cell table:formula="of:=MIN(ROUNDDOWN([.C10]*1.2/5;0);2)" office:value-type="float" office:value="0">
            <text:p>0</text:p>
          </table:table-cell>
          <table:table-cell table:formula="of:=1 + IF([.G10]+[.H10]&gt;=2;1;0) + IF([.G10]+[.H10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Classe.java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1]/2;0);2)" office:value-type="float" office:value="2">
            <text:p>2</text:p>
          </table:table-cell>
          <table:table-cell table:formula="of:=MIN(ROUNDDOWN([.C11]*1.2/5;0);2)" office:value-type="float" office:value="0">
            <text:p>0</text:p>
          </table:table-cell>
          <table:table-cell table:formula="of:=1 + IF([.G11]+[.H11]&gt;=2;1;0) + IF([.G11]+[.H1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CompilaQuestionario.java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2]/2;0);2)" office:value-type="float" office:value="2">
            <text:p>2</text:p>
          </table:table-cell>
          <table:table-cell table:formula="of:=MIN(ROUNDDOWN([.C12]*1.2/5;0);2)" office:value-type="float" office:value="0">
            <text:p>0</text:p>
          </table:table-cell>
          <table:table-cell table:formula="of:=1 + IF([.G12]+[.H12]&gt;=2;1;0) + IF([.G12]+[.H1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DomandaIscrizione.java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3]/2;0);2)" office:value-type="float" office:value="2">
            <text:p>2</text:p>
          </table:table-cell>
          <table:table-cell table:formula="of:=MIN(ROUNDDOWN([.C13]*1.2/5;0);2)" office:value-type="float" office:value="1">
            <text:p>1</text:p>
          </table:table-cell>
          <table:table-cell table:formula="of:=1 + IF([.G13]+[.H13]&gt;=2;1;0) + IF([.G13]+[.H13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storage.DBDomandaQuestionario.java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4]/2;0);2)" office:value-type="float" office:value="2">
            <text:p>2</text:p>
          </table:table-cell>
          <table:table-cell table:formula="of:=MIN(ROUNDDOWN([.C14]*1.2/5;0);2)" office:value-type="float" office:value="1">
            <text:p>1</text:p>
          </table:table-cell>
          <table:table-cell table:formula="of:=1 + IF([.G14]+[.H14]&gt;=2;1;0) + IF([.G14]+[.H14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storage.DBEducatoreDidattico.jav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5]/2;0);2)" office:value-type="float" office:value="2">
            <text:p>2</text:p>
          </table:table-cell>
          <table:table-cell table:formula="of:=MIN(ROUNDDOWN([.C15]*1.2/5;0);2)" office:value-type="float" office:value="0">
            <text:p>0</text:p>
          </table:table-cell>
          <table:table-cell table:formula="of:=1 + IF([.G15]+[.H15]&gt;=2;1;0) + IF([.G15]+[.H1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Evento.java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6]/2;0);2)" office:value-type="float" office:value="2">
            <text:p>2</text:p>
          </table:table-cell>
          <table:table-cell table:formula="of:=MIN(ROUNDDOWN([.C16]*1.2/5;0);2)" office:value-type="float" office:value="0">
            <text:p>0</text:p>
          </table:table-cell>
          <table:table-cell table:formula="of:=1 + IF([.G16]+[.H16]&gt;=2;1;0) + IF([.G16]+[.H1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Extra.jav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7]/2;0);2)" office:value-type="float" office:value="1">
            <text:p>1</text:p>
          </table:table-cell>
          <table:table-cell table:formula="of:=MIN(ROUNDDOWN([.C17]*1.2/5;0);2)" office:value-type="float" office:value="0">
            <text:p>0</text:p>
          </table:table-cell>
          <table:table-cell table:formula="of:=1 + IF([.G17]+[.H17]&gt;=2;1;0) + IF([.G17]+[.H1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storage.DBFattura.jav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8]/2;0);2)" office:value-type="float" office:value="1">
            <text:p>1</text:p>
          </table:table-cell>
          <table:table-cell table:formula="of:=MIN(ROUNDDOWN([.C18]*1.2/5;0);2)" office:value-type="float" office:value="0">
            <text:p>0</text:p>
          </table:table-cell>
          <table:table-cell table:formula="of:=1 + IF([.G18]+[.H18]&gt;=2;1;0) + IF([.G18]+[.H1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storage.DBFeedback.j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19]/2;0);2)" office:value-type="float" office:value="0">
            <text:p>0</text:p>
          </table:table-cell>
          <table:table-cell table:formula="of:=MIN(ROUNDDOWN([.C19]*1.2/5;0);2)" office:value-type="float" office:value="0">
            <text:p>0</text:p>
          </table:table-cell>
          <table:table-cell table:formula="of:=1 + IF([.G19]+[.H19]&gt;=2;1;0) + IF([.G19]+[.H1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storage.DBGenitore.java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0]/2;0);2)" office:value-type="float" office:value="2">
            <text:p>2</text:p>
          </table:table-cell>
          <table:table-cell table:formula="of:=MIN(ROUNDDOWN([.C20]*1.2/5;0);2)" office:value-type="float" office:value="0">
            <text:p>0</text:p>
          </table:table-cell>
          <table:table-cell table:formula="of:=1 + IF([.G20]+[.H20]&gt;=2;1;0) + IF([.G20]+[.H20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Insegna.java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1]/2;0);2)" office:value-type="float" office:value="2">
            <text:p>2</text:p>
          </table:table-cell>
          <table:table-cell table:formula="of:=MIN(ROUNDDOWN([.C21]*1.2/5;0);2)" office:value-type="float" office:value="0">
            <text:p>0</text:p>
          </table:table-cell>
          <table:table-cell table:formula="of:=1 + IF([.G21]+[.H21]&gt;=2;1;0) + IF([.G21]+[.H2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MenuMensa.j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2]/2;0);2)" office:value-type="float" office:value="0">
            <text:p>0</text:p>
          </table:table-cell>
          <table:table-cell table:formula="of:=MIN(ROUNDDOWN([.C22]*1.2/5;0);2)" office:value-type="float" office:value="0">
            <text:p>0</text:p>
          </table:table-cell>
          <table:table-cell table:formula="of:=1 + IF([.G22]+[.H22]&gt;=2;1;0) + IF([.G22]+[.H2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storage.DBOrarioUtente.jav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3]/2;0);2)" office:value-type="float" office:value="2">
            <text:p>2</text:p>
          </table:table-cell>
          <table:table-cell table:formula="of:=MIN(ROUNDDOWN([.C23]*1.2/5;0);2)" office:value-type="float" office:value="0">
            <text:p>0</text:p>
          </table:table-cell>
          <table:table-cell table:formula="of:=1 + IF([.G23]+[.H23]&gt;=2;1;0) + IF([.G23]+[.H2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Partecipa.java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4]/2;0);2)" office:value-type="float" office:value="2">
            <text:p>2</text:p>
          </table:table-cell>
          <table:table-cell table:formula="of:=MIN(ROUNDDOWN([.C24]*1.2/5;0);2)" office:value-type="float" office:value="0">
            <text:p>0</text:p>
          </table:table-cell>
          <table:table-cell table:formula="of:=1 + IF([.G24]+[.H24]&gt;=2;1;0) + IF([.G24]+[.H2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PersonaleAsilo.java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5]/2;0);2)" office:value-type="float" office:value="2">
            <text:p>2</text:p>
          </table:table-cell>
          <table:table-cell table:formula="of:=MIN(ROUNDDOWN([.C25]*1.2/5;0);2)" office:value-type="float" office:value="1">
            <text:p>1</text:p>
          </table:table-cell>
          <table:table-cell table:formula="of:=1 + IF([.G25]+[.H25]&gt;=2;1;0) + IF([.G25]+[.H25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storage.DBphpbb_users.jav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6]/2;0);2)" office:value-type="float" office:value="2">
            <text:p>2</text:p>
          </table:table-cell>
          <table:table-cell table:formula="of:=MIN(ROUNDDOWN([.C26]*1.2/5;0);2)" office:value-type="float" office:value="0">
            <text:p>0</text:p>
          </table:table-cell>
          <table:table-cell table:formula="of:=1 + IF([.G26]+[.H26]&gt;=2;1;0) + IF([.G26]+[.H2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ProgrammaEducativoSettimanale.j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7]/2;0);2)" office:value-type="float" office:value="0">
            <text:p>0</text:p>
          </table:table-cell>
          <table:table-cell table:formula="of:=MIN(ROUNDDOWN([.C27]*1.2/5;0);2)" office:value-type="float" office:value="0">
            <text:p>0</text:p>
          </table:table-cell>
          <table:table-cell table:formula="of:=1 + IF([.G27]+[.H27]&gt;=2;1;0) + IF([.G27]+[.H2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storage.DBPsicopedagogo.jav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8]/2;0);2)" office:value-type="float" office:value="2">
            <text:p>2</text:p>
          </table:table-cell>
          <table:table-cell table:formula="of:=MIN(ROUNDDOWN([.C28]*1.2/5;0);2)" office:value-type="float" office:value="0">
            <text:p>0</text:p>
          </table:table-cell>
          <table:table-cell table:formula="of:=1 + IF([.G28]+[.H28]&gt;=2;1;0) + IF([.G28]+[.H28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Questionario.java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29]/2;0);2)" office:value-type="float" office:value="2">
            <text:p>2</text:p>
          </table:table-cell>
          <table:table-cell table:formula="of:=MIN(ROUNDDOWN([.C29]*1.2/5;0);2)" office:value-type="float" office:value="0">
            <text:p>0</text:p>
          </table:table-cell>
          <table:table-cell table:formula="of:=1 + IF([.G29]+[.H29]&gt;=2;1;0) + IF([.G29]+[.H29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Registro.java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0]/2;0);2)" office:value-type="float" office:value="2">
            <text:p>2</text:p>
          </table:table-cell>
          <table:table-cell table:formula="of:=MIN(ROUNDDOWN([.C30]*1.2/5;0);2)" office:value-type="float" office:value="1">
            <text:p>1</text:p>
          </table:table-cell>
          <table:table-cell table:formula="of:=1 + IF([.G30]+[.H30]&gt;=2;1;0) + IF([.G30]+[.H30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storage.DBResponsabileQuestionario.java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1]/2;0);2)" office:value-type="float" office:value="2">
            <text:p>2</text:p>
          </table:table-cell>
          <table:table-cell table:formula="of:=MIN(ROUNDDOWN([.C31]*1.2/5;0);2)" office:value-type="float" office:value="0">
            <text:p>0</text:p>
          </table:table-cell>
          <table:table-cell table:formula="of:=1 + IF([.G31]+[.H31]&gt;=2;1;0) + IF([.G31]+[.H3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Retta.java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2]/2;0);2)" office:value-type="float" office:value="2">
            <text:p>2</text:p>
          </table:table-cell>
          <table:table-cell table:formula="of:=MIN(ROUNDDOWN([.C32]*1.2/5;0);2)" office:value-type="float" office:value="0">
            <text:p>0</text:p>
          </table:table-cell>
          <table:table-cell table:formula="of:=1 + IF([.G32]+[.H32]&gt;=2;1;0) + IF([.G32]+[.H3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Richiesta.java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3]/2;0);2)" office:value-type="float" office:value="2">
            <text:p>2</text:p>
          </table:table-cell>
          <table:table-cell table:formula="of:=MIN(ROUNDDOWN([.C33]*1.2/5;0);2)" office:value-type="float" office:value="0">
            <text:p>0</text:p>
          </table:table-cell>
          <table:table-cell table:formula="of:=1 + IF([.G33]+[.H33]&gt;=2;1;0) + IF([.G33]+[.H3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RispostaQuestionario.jav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4]/2;0);2)" office:value-type="float" office:value="2">
            <text:p>2</text:p>
          </table:table-cell>
          <table:table-cell table:formula="of:=MIN(ROUNDDOWN([.C34]*1.2/5;0);2)" office:value-type="float" office:value="0">
            <text:p>0</text:p>
          </table:table-cell>
          <table:table-cell table:formula="of:=1 + IF([.G34]+[.H34]&gt;=2;1;0) + IF([.G34]+[.H3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Servizio.java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5]/2;0);2)" office:value-type="float" office:value="2">
            <text:p>2</text:p>
          </table:table-cell>
          <table:table-cell table:formula="of:=MIN(ROUNDDOWN([.C35]*1.2/5;0);2)" office:value-type="float" office:value="0">
            <text:p>0</text:p>
          </table:table-cell>
          <table:table-cell table:formula="of:=1 + IF([.G35]+[.H35]&gt;=2;1;0) + IF([.G35]+[.H3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DBTirocinante.java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6]/2;0);2)" office:value-type="float" office:value="2">
            <text:p>2</text:p>
          </table:table-cell>
          <table:table-cell table:formula="of:=MIN(ROUNDDOWN([.C36]*1.2/5;0);2)" office:value-type="float" office:value="0">
            <text:p>0</text:p>
          </table:table-cell>
          <table:table-cell table:formula="of:=1 + IF([.G36]+[.H36]&gt;=2;1;0) + IF([.G36]+[.H3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storage.ManagerDB.jav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7]/2;0);2)" office:value-type="float" office:value="0">
            <text:p>0</text:p>
          </table:table-cell>
          <table:table-cell table:formula="of:=MIN(ROUNDDOWN([.C37]*1.2/5;0);2)" office:value-type="float" office:value="1">
            <text:p>1</text:p>
          </table:table-cell>
          <table:table-cell table:formula="of:=1 + IF([.G37]+[.H37]&gt;=2;1;0) + IF([.G37]+[.H3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storage.Tabella.java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MT</text:p>
          </table:table-cell>
          <table:table-cell table:formula="of:=MIN(ROUNDDOWN([.B38]/2;0);2)" office:value-type="float" office:value="2">
            <text:p>2</text:p>
          </table:table-cell>
          <table:table-cell table:formula="of:=MIN(ROUNDDOWN([.C38]*1.2/5;0);2)" office:value-type="float" office:value="1">
            <text:p>1</text:p>
          </table:table-cell>
          <table:table-cell table:formula="of:=1 + IF([.G38]+[.H38]&gt;=2;1;0) + IF([.G38]+[.H38]&gt;2;1;0)" office:value-type="float" office:value="3">
            <text:p>3</text:p>
          </table:table-cell>
          <table:table-cell table:number-columns-repeated="4"/>
        </table:table-row>
      </table:table>
      <table:table table:name="T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SR</text:p>
          </table:table-cell>
          <table:table-cell office:value-type="string">
            <text:p>NEM</text:p>
          </table:table-cell>
          <table:table-cell office:value-type="string">
            <text:p>NOA</text:p>
          </table:table-cell>
          <table:table-cell office:value-type="string">
            <text:p>COMPLEX</text:p>
          </table:table-cell>
          <table:table-cell office:value-type="string">
            <text:p>TIPO</text:p>
          </table:table-cell>
          <table:table-cell office:value-type="string">
            <text:p>rval</text:p>
          </table:table-cell>
          <table:table-cell office:value-type="string">
            <text:p>cval</text:p>
          </table:table-cell>
          <table:table-cell office:value-type="string">
            <text:p>compl. Cp1</text:p>
          </table:table-cell>
          <table:table-cell table:number-columns-repeated="4"/>
        </table:table-row>
        <table:table-row table:style-name="ro1">
          <table:table-cell office:value-type="string">
            <text:p>atsilo.application.AlgoritmoRicerca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]/2;0);2)" office:value-type="float" office:value="0">
            <text:p>0</text:p>
          </table:table-cell>
          <table:table-cell table:formula="of:=MIN(ROUNDDOWN([.C2]*1.2/5;0);2)" office:value-type="float" office:value="0">
            <text:p>0</text:p>
          </table:table-cell>
          <table:table-cell table:formula="of:=1 + IF([.G2]+[.H2]&gt;=2;1;0) + IF([.G2]+[.H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AlgoritmoRicercaBambino.jav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]/2;0);2)" office:value-type="float" office:value="0">
            <text:p>0</text:p>
          </table:table-cell>
          <table:table-cell table:formula="of:=MIN(ROUNDDOWN([.C3]*1.2/5;0);2)" office:value-type="float" office:value="0">
            <text:p>0</text:p>
          </table:table-cell>
          <table:table-cell table:formula="of:=1 + IF([.G3]+[.H3]&gt;=2;1;0) + IF([.G3]+[.H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AlgoritmoRicercaPersonaleAsilo.jav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]/2;0);2)" office:value-type="float" office:value="0">
            <text:p>0</text:p>
          </table:table-cell>
          <table:table-cell table:formula="of:=MIN(ROUNDDOWN([.C4]*1.2/5;0);2)" office:value-type="float" office:value="0">
            <text:p>0</text:p>
          </table:table-cell>
          <table:table-cell table:formula="of:=1 + IF([.G4]+[.H4]&gt;=2;1;0) + IF([.G4]+[.H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AlgoritmoRicercaPersonaleFormazione.jav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]/2;0);2)" office:value-type="float" office:value="0">
            <text:p>0</text:p>
          </table:table-cell>
          <table:table-cell table:formula="of:=MIN(ROUNDDOWN([.C5]*1.2/5;0);2)" office:value-type="float" office:value="0">
            <text:p>0</text:p>
          </table:table-cell>
          <table:table-cell table:formula="of:=1 + IF([.G5]+[.H5]&gt;=2;1;0) + IF([.G5]+[.H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AlgoritmoRicercaUtente.jav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6]/2;0);2)" office:value-type="float" office:value="0">
            <text:p>0</text:p>
          </table:table-cell>
          <table:table-cell table:formula="of:=MIN(ROUNDDOWN([.C6]*1.2/5;0);2)" office:value-type="float" office:value="0">
            <text:p>0</text:p>
          </table:table-cell>
          <table:table-cell table:formula="of:=1 + IF([.G6]+[.H6]&gt;=2;1;0) + IF([.G6]+[.H6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ContestoRicerca.jav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7]/2;0);2)" office:value-type="float" office:value="0">
            <text:p>0</text:p>
          </table:table-cell>
          <table:table-cell table:formula="of:=MIN(ROUNDDOWN([.C7]*1.2/5;0);2)" office:value-type="float" office:value="0">
            <text:p>0</text:p>
          </table:table-cell>
          <table:table-cell table:formula="of:=1 + IF([.G7]+[.H7]&gt;=2;1;0) + IF([.G7]+[.H7]&gt;2;1;0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silo.application.ControlAssenza.j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8]/2;0);2)" office:value-type="float" office:value="0">
            <text:p>0</text:p>
          </table:table-cell>
          <table:table-cell table:formula="of:=MIN(ROUNDDOWN([.C8]*1.2/5;0);2)" office:value-type="float" office:value="0">
            <text:p>0</text:p>
          </table:table-cell>
          <table:table-cell table:formula="of:=1 + IF([.G8]+[.H8]&gt;=2;1;0) + IF([.G8]+[.H8]&gt;2;1;0)" office:value-type="float" office:value="1">
            <text:p>1</text:p>
          </table:table-cell>
          <table:table-cell/>
          <table:table-cell table:formula="of:=COUNTIF([.$E$1:.$E$1000];&quot;=&quot;&amp;[.K$7])" office:value-type="float" office:value="54">
            <text:p>54</text:p>
          </table:table-cell>
          <table:table-cell table:formula="of:=COUNTIF([.$E$1:.$E$1000];&quot;=&quot;&amp;[.L$7])" office:value-type="float" office:value="5">
            <text:p>5</text:p>
          </table:table-cell>
          <table:table-cell table:formula="of:=COUNTIF([.$E$1:.$E$1000];&quot;=&quot;&amp;[.M$7])" office:value-type="float" office:value="0">
            <text:p>0</text:p>
          </table:table-cell>
        </table:table-row>
        <table:table-row table:style-name="ro1">
          <table:table-cell office:value-type="string">
            <text:p>atsilo.application.ControlAttivita.jav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9]/2;0);2)" office:value-type="float" office:value="0">
            <text:p>0</text:p>
          </table:table-cell>
          <table:table-cell table:formula="of:=MIN(ROUNDDOWN([.C9]*1.2/5;0);2)" office:value-type="float" office:value="1">
            <text:p>1</text:p>
          </table:table-cell>
          <table:table-cell table:formula="of:=1 + IF([.G9]+[.H9]&gt;=2;1;0) + IF([.G9]+[.H9]&gt;2;1;0)" office:value-type="float" office:value="1">
            <text:p>1</text:p>
          </table:table-cell>
          <table:table-cell/>
          <table:table-cell table:formula="of:=COUNTIF([.$I$1:.$I$1000];&quot;=&quot;&amp;[.K$7])" office:value-type="float" office:value="77">
            <text:p>77</text:p>
          </table:table-cell>
          <table:table-cell table:formula="of:=COUNTIF([.$I$1:.$I$1000];&quot;=&quot;&amp;[.L$7])" office:value-type="float" office:value="31">
            <text:p>31</text:p>
          </table:table-cell>
          <table:table-cell table:formula="of:=COUNTIF([.$I$1:.$I$1000];&quot;=&quot;&amp;[.M$7])" office:value-type="float" office:value="7">
            <text:p>7</text:p>
          </table:table-cell>
        </table:table-row>
        <table:table-row table:style-name="ro1">
          <table:table-cell office:value-type="string">
            <text:p>atsilo.application.ControlCampiRadioCheck.java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10]/2;0);2)" office:value-type="float" office:value="2">
            <text:p>2</text:p>
          </table:table-cell>
          <table:table-cell table:formula="of:=MIN(ROUNDDOWN([.C10]*1.2/5;0);2)" office:value-type="float" office:value="0">
            <text:p>0</text:p>
          </table:table-cell>
          <table:table-cell table:formula="of:=1 + IF([.G10]+[.H10]&gt;=2;1;0) + IF([.G10]+[.H10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Classi.java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MT</text:p>
          </table:table-cell>
          <table:table-cell table:formula="of:=MIN(ROUNDDOWN([.B11]/2;0);2)" office:value-type="float" office:value="2">
            <text:p>2</text:p>
          </table:table-cell>
          <table:table-cell table:formula="of:=MIN(ROUNDDOWN([.C11]*1.2/5;0);2)" office:value-type="float" office:value="2">
            <text:p>2</text:p>
          </table:table-cell>
          <table:table-cell table:formula="of:=1 + IF([.G11]+[.H11]&gt;=2;1;0) + IF([.G11]+[.H11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Data.java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12]/2;0);2)" office:value-type="float" office:value="2">
            <text:p>2</text:p>
          </table:table-cell>
          <table:table-cell table:formula="of:=MIN(ROUNDDOWN([.C12]*1.2/5;0);2)" office:value-type="float" office:value="0">
            <text:p>0</text:p>
          </table:table-cell>
          <table:table-cell table:formula="of:=1 + IF([.G12]+[.H12]&gt;=2;1;0) + IF([.G12]+[.H1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DatiPersonali.java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MT</text:p>
          </table:table-cell>
          <table:table-cell table:formula="of:=MIN(ROUNDDOWN([.B13]/2;0);2)" office:value-type="float" office:value="2">
            <text:p>2</text:p>
          </table:table-cell>
          <table:table-cell table:formula="of:=MIN(ROUNDDOWN([.C13]*1.2/5;0);2)" office:value-type="float" office:value="2">
            <text:p>2</text:p>
          </table:table-cell>
          <table:table-cell table:formula="of:=1 + IF([.G13]+[.H13]&gt;=2;1;0) + IF([.G13]+[.H13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DomandaQuestionario.jav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14]/2;0);2)" office:value-type="float" office:value="0">
            <text:p>0</text:p>
          </table:table-cell>
          <table:table-cell table:formula="of:=MIN(ROUNDDOWN([.C14]*1.2/5;0);2)" office:value-type="float" office:value="1">
            <text:p>1</text:p>
          </table:table-cell>
          <table:table-cell table:formula="of:=1 + IF([.G14]+[.H14]&gt;=2;1;0) + IF([.G14]+[.H1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Evento.java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15]/2;0);2)" office:value-type="float" office:value="2">
            <text:p>2</text:p>
          </table:table-cell>
          <table:table-cell table:formula="of:=MIN(ROUNDDOWN([.C15]*1.2/5;0);2)" office:value-type="float" office:value="1">
            <text:p>1</text:p>
          </table:table-cell>
          <table:table-cell table:formula="of:=1 + IF([.G15]+[.H15]&gt;=2;1;0) + IF([.G15]+[.H15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GestioneBando.java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MT</text:p>
          </table:table-cell>
          <table:table-cell table:formula="of:=MIN(ROUNDDOWN([.B16]/2;0);2)" office:value-type="float" office:value="2">
            <text:p>2</text:p>
          </table:table-cell>
          <table:table-cell table:formula="of:=MIN(ROUNDDOWN([.C16]*1.2/5;0);2)" office:value-type="float" office:value="2">
            <text:p>2</text:p>
          </table:table-cell>
          <table:table-cell table:formula="of:=1 + IF([.G16]+[.H16]&gt;=2;1;0) + IF([.G16]+[.H16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GestionePersonale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17]/2;0);2)" office:value-type="float" office:value="0">
            <text:p>0</text:p>
          </table:table-cell>
          <table:table-cell table:formula="of:=MIN(ROUNDDOWN([.C17]*1.2/5;0);2)" office:value-type="float" office:value="0">
            <text:p>0</text:p>
          </table:table-cell>
          <table:table-cell table:formula="of:=1 + IF([.G17]+[.H17]&gt;=2;1;0) + IF([.G17]+[.H1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Iscritti.java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18]/2;0);2)" office:value-type="float" office:value="2">
            <text:p>2</text:p>
          </table:table-cell>
          <table:table-cell table:formula="of:=MIN(ROUNDDOWN([.C18]*1.2/5;0);2)" office:value-type="float" office:value="0">
            <text:p>0</text:p>
          </table:table-cell>
          <table:table-cell table:formula="of:=1 + IF([.G18]+[.H18]&gt;=2;1;0) + IF([.G18]+[.H18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Iscrizione.java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MT</text:p>
          </table:table-cell>
          <table:table-cell table:formula="of:=MIN(ROUNDDOWN([.B19]/2;0);2)" office:value-type="float" office:value="2">
            <text:p>2</text:p>
          </table:table-cell>
          <table:table-cell table:formula="of:=MIN(ROUNDDOWN([.C19]*1.2/5;0);2)" office:value-type="float" office:value="2">
            <text:p>2</text:p>
          </table:table-cell>
          <table:table-cell table:formula="of:=1 + IF([.G19]+[.H19]&gt;=2;1;0) + IF([.G19]+[.H19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Login.java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0]/2;0);2)" office:value-type="float" office:value="2">
            <text:p>2</text:p>
          </table:table-cell>
          <table:table-cell table:formula="of:=MIN(ROUNDDOWN([.C20]*1.2/5;0);2)" office:value-type="float" office:value="0">
            <text:p>0</text:p>
          </table:table-cell>
          <table:table-cell table:formula="of:=1 + IF([.G20]+[.H20]&gt;=2;1;0) + IF([.G20]+[.H20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Mensa.java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1]/2;0);2)" office:value-type="float" office:value="2">
            <text:p>2</text:p>
          </table:table-cell>
          <table:table-cell table:formula="of:=MIN(ROUNDDOWN([.C21]*1.2/5;0);2)" office:value-type="float" office:value="0">
            <text:p>0</text:p>
          </table:table-cell>
          <table:table-cell table:formula="of:=1 + IF([.G21]+[.H21]&gt;=2;1;0) + IF([.G21]+[.H2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Menu.ja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2]/2;0);2)" office:value-type="float" office:value="0">
            <text:p>0</text:p>
          </table:table-cell>
          <table:table-cell table:formula="of:=MIN(ROUNDDOWN([.C22]*1.2/5;0);2)" office:value-type="float" office:value="0">
            <text:p>0</text:p>
          </table:table-cell>
          <table:table-cell table:formula="of:=1 + IF([.G22]+[.H22]&gt;=2;1;0) + IF([.G22]+[.H22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Orario.jav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3]/2;0);2)" office:value-type="float" office:value="2">
            <text:p>2</text:p>
          </table:table-cell>
          <table:table-cell table:formula="of:=MIN(ROUNDDOWN([.C23]*1.2/5;0);2)" office:value-type="float" office:value="1">
            <text:p>1</text:p>
          </table:table-cell>
          <table:table-cell table:formula="of:=1 + IF([.G23]+[.H23]&gt;=2;1;0) + IF([.G23]+[.H23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ProgrammaEducativo.jav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4]/2;0);2)" office:value-type="float" office:value="0">
            <text:p>0</text:p>
          </table:table-cell>
          <table:table-cell table:formula="of:=MIN(ROUNDDOWN([.C24]*1.2/5;0);2)" office:value-type="float" office:value="0">
            <text:p>0</text:p>
          </table:table-cell>
          <table:table-cell table:formula="of:=1 + IF([.G24]+[.H24]&gt;=2;1;0) + IF([.G24]+[.H2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Questionario.java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MT</text:p>
          </table:table-cell>
          <table:table-cell table:formula="of:=MIN(ROUNDDOWN([.B25]/2;0);2)" office:value-type="float" office:value="2">
            <text:p>2</text:p>
          </table:table-cell>
          <table:table-cell table:formula="of:=MIN(ROUNDDOWN([.C25]*1.2/5;0);2)" office:value-type="float" office:value="2">
            <text:p>2</text:p>
          </table:table-cell>
          <table:table-cell table:formula="of:=1 + IF([.G25]+[.H25]&gt;=2;1;0) + IF([.G25]+[.H25]&gt;2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Registro.jav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6]/2;0);2)" office:value-type="float" office:value="2">
            <text:p>2</text:p>
          </table:table-cell>
          <table:table-cell table:formula="of:=MIN(ROUNDDOWN([.C26]*1.2/5;0);2)" office:value-type="float" office:value="0">
            <text:p>0</text:p>
          </table:table-cell>
          <table:table-cell table:formula="of:=1 + IF([.G26]+[.H26]&gt;=2;1;0) + IF([.G26]+[.H2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RicercaDati.ja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7]/2;0);2)" office:value-type="float" office:value="0">
            <text:p>0</text:p>
          </table:table-cell>
          <table:table-cell table:formula="of:=MIN(ROUNDDOWN([.C27]*1.2/5;0);2)" office:value-type="float" office:value="0">
            <text:p>0</text:p>
          </table:table-cell>
          <table:table-cell table:formula="of:=1 + IF([.G27]+[.H27]&gt;=2;1;0) + IF([.G27]+[.H27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RispostaQuestionario.j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8]/2;0);2)" office:value-type="float" office:value="0">
            <text:p>0</text:p>
          </table:table-cell>
          <table:table-cell table:formula="of:=MIN(ROUNDDOWN([.C28]*1.2/5;0);2)" office:value-type="float" office:value="0">
            <text:p>0</text:p>
          </table:table-cell>
          <table:table-cell table:formula="of:=1 + IF([.G28]+[.H28]&gt;=2;1;0) + IF([.G28]+[.H2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Servizio.jav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29]/2;0);2)" office:value-type="float" office:value="0">
            <text:p>0</text:p>
          </table:table-cell>
          <table:table-cell table:formula="of:=MIN(ROUNDDOWN([.C29]*1.2/5;0);2)" office:value-type="float" office:value="0">
            <text:p>0</text:p>
          </table:table-cell>
          <table:table-cell table:formula="of:=1 + IF([.G29]+[.H29]&gt;=2;1;0) + IF([.G29]+[.H29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ControlTirocinante.jav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0]/2;0);2)" office:value-type="float" office:value="0">
            <text:p>0</text:p>
          </table:table-cell>
          <table:table-cell table:formula="of:=MIN(ROUNDDOWN([.C30]*1.2/5;0);2)" office:value-type="float" office:value="0">
            <text:p>0</text:p>
          </table:table-cell>
          <table:table-cell table:formula="of:=1 + IF([.G30]+[.H30]&gt;=2;1;0) + IF([.G30]+[.H30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forum.ControlForum.jav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1]/2;0);2)" office:value-type="float" office:value="2">
            <text:p>2</text:p>
          </table:table-cell>
          <table:table-cell table:formula="of:=MIN(ROUNDDOWN([.C31]*1.2/5;0);2)" office:value-type="float" office:value="0">
            <text:p>0</text:p>
          </table:table-cell>
          <table:table-cell table:formula="of:=1 + IF([.G31]+[.H31]&gt;=2;1;0) + IF([.G31]+[.H3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notificheMail.ControlNotificaMail.jav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2]/2;0);2)" office:value-type="float" office:value="2">
            <text:p>2</text:p>
          </table:table-cell>
          <table:table-cell table:formula="of:=MIN(ROUNDDOWN([.C32]*1.2/5;0);2)" office:value-type="float" office:value="0">
            <text:p>0</text:p>
          </table:table-cell>
          <table:table-cell table:formula="of:=1 + IF([.G32]+[.H32]&gt;=2;1;0) + IF([.G32]+[.H3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notificheMail.Messaggio.jav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3]/2;0);2)" office:value-type="float" office:value="0">
            <text:p>0</text:p>
          </table:table-cell>
          <table:table-cell table:formula="of:=MIN(ROUNDDOWN([.C33]*1.2/5;0);2)" office:value-type="float" office:value="0">
            <text:p>0</text:p>
          </table:table-cell>
          <table:table-cell table:formula="of:=1 + IF([.G33]+[.H33]&gt;=2;1;0) + IF([.G33]+[.H33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notificheMail.NotificaMail.jav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4]/2;0);2)" office:value-type="float" office:value="0">
            <text:p>0</text:p>
          </table:table-cell>
          <table:table-cell table:formula="of:=MIN(ROUNDDOWN([.C34]*1.2/5;0);2)" office:value-type="float" office:value="0">
            <text:p>0</text:p>
          </table:table-cell>
          <table:table-cell table:formula="of:=1 + IF([.G34]+[.H34]&gt;=2;1;0) + IF([.G34]+[.H34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notificheMail.NotificaMailComposizioneClasse.jav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5]/2;0);2)" office:value-type="float" office:value="1">
            <text:p>1</text:p>
          </table:table-cell>
          <table:table-cell table:formula="of:=MIN(ROUNDDOWN([.C35]*1.2/5;0);2)" office:value-type="float" office:value="0">
            <text:p>0</text:p>
          </table:table-cell>
          <table:table-cell table:formula="of:=1 + IF([.G35]+[.H35]&gt;=2;1;0) + IF([.G35]+[.H35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notificheMail.NotificaMailEvento.jav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6]/2;0);2)" office:value-type="float" office:value="2">
            <text:p>2</text:p>
          </table:table-cell>
          <table:table-cell table:formula="of:=MIN(ROUNDDOWN([.C36]*1.2/5;0);2)" office:value-type="float" office:value="0">
            <text:p>0</text:p>
          </table:table-cell>
          <table:table-cell table:formula="of:=1 + IF([.G36]+[.H36]&gt;=2;1;0) + IF([.G36]+[.H3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notificheMail.NotificaMailLicenziamento.jav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7]/2;0);2)" office:value-type="float" office:value="2">
            <text:p>2</text:p>
          </table:table-cell>
          <table:table-cell table:formula="of:=MIN(ROUNDDOWN([.C37]*1.2/5;0);2)" office:value-type="float" office:value="0">
            <text:p>0</text:p>
          </table:table-cell>
          <table:table-cell table:formula="of:=1 + IF([.G37]+[.H37]&gt;=2;1;0) + IF([.G37]+[.H37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notificheMail.NotificaMailRegistrazione.java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8]/2;0);2)" office:value-type="float" office:value="1">
            <text:p>1</text:p>
          </table:table-cell>
          <table:table-cell table:formula="of:=MIN(ROUNDDOWN([.C38]*1.2/5;0);2)" office:value-type="float" office:value="0">
            <text:p>0</text:p>
          </table:table-cell>
          <table:table-cell table:formula="of:=1 + IF([.G38]+[.H38]&gt;=2;1;0) + IF([.G38]+[.H38]&gt;2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silo.application.notificheMail.Testnotifichemail.java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39]/2;0);2)" office:value-type="float" office:value="2">
            <text:p>2</text:p>
          </table:table-cell>
          <table:table-cell table:formula="of:=MIN(ROUNDDOWN([.C39]*1.2/5;0);2)" office:value-type="float" office:value="0">
            <text:p>0</text:p>
          </table:table-cell>
          <table:table-cell table:formula="of:=1 + IF([.G39]+[.H39]&gt;=2;1;0) + IF([.G39]+[.H39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ControlCompilaQuestionario.java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0]/2;0);2)" office:value-type="float" office:value="2">
            <text:p>2</text:p>
          </table:table-cell>
          <table:table-cell table:formula="of:=MIN(ROUNDDOWN([.C40]*1.2/5;0);2)" office:value-type="float" office:value="0">
            <text:p>0</text:p>
          </table:table-cell>
          <table:table-cell table:formula="of:=1 + IF([.G40]+[.H40]&gt;=2;1;0) + IF([.G40]+[.H40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AggiungiPunteggio.java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1]/2;0);2)" office:value-type="float" office:value="2">
            <text:p>2</text:p>
          </table:table-cell>
          <table:table-cell table:formula="of:=MIN(ROUNDDOWN([.C41]*1.2/5;0);2)" office:value-type="float" office:value="0">
            <text:p>0</text:p>
          </table:table-cell>
          <table:table-cell table:formula="of:=1 + IF([.G41]+[.H41]&gt;=2;1;0) + IF([.G41]+[.H4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BandoCarica.java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2]/2;0);2)" office:value-type="float" office:value="2">
            <text:p>2</text:p>
          </table:table-cell>
          <table:table-cell table:formula="of:=MIN(ROUNDDOWN([.C42]*1.2/5;0);2)" office:value-type="float" office:value="0">
            <text:p>0</text:p>
          </table:table-cell>
          <table:table-cell table:formula="of:=1 + IF([.G42]+[.H42]&gt;=2;1;0) + IF([.G42]+[.H4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mpilazioneDatiBando.java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3]/2;0);2)" office:value-type="float" office:value="2">
            <text:p>2</text:p>
          </table:table-cell>
          <table:table-cell table:formula="of:=MIN(ROUNDDOWN([.C43]*1.2/5;0);2)" office:value-type="float" office:value="0">
            <text:p>0</text:p>
          </table:table-cell>
          <table:table-cell table:formula="of:=1 + IF([.G43]+[.H43]&gt;=2;1;0) + IF([.G43]+[.H4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ntrolBandoIM.jav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4]/2;0);2)" office:value-type="float" office:value="2">
            <text:p>2</text:p>
          </table:table-cell>
          <table:table-cell table:formula="of:=MIN(ROUNDDOWN([.C44]*1.2/5;0);2)" office:value-type="float" office:value="0">
            <text:p>0</text:p>
          </table:table-cell>
          <table:table-cell table:formula="of:=1 + IF([.G44]+[.H44]&gt;=2;1;0) + IF([.G44]+[.H4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ntrolClasseAss.java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5]/2;0);2)" office:value-type="float" office:value="2">
            <text:p>2</text:p>
          </table:table-cell>
          <table:table-cell table:formula="of:=MIN(ROUNDDOWN([.C45]*1.2/5;0);2)" office:value-type="float" office:value="0">
            <text:p>0</text:p>
          </table:table-cell>
          <table:table-cell table:formula="of:=1 + IF([.G45]+[.H45]&gt;=2;1;0) + IF([.G45]+[.H4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ntrolClasseCanc.jav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6]/2;0);2)" office:value-type="float" office:value="2">
            <text:p>2</text:p>
          </table:table-cell>
          <table:table-cell table:formula="of:=MIN(ROUNDDOWN([.C46]*1.2/5;0);2)" office:value-type="float" office:value="0">
            <text:p>0</text:p>
          </table:table-cell>
          <table:table-cell table:formula="of:=1 + IF([.G46]+[.H46]&gt;=2;1;0) + IF([.G46]+[.H4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ntrolClasseIns.jav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7]/2;0);2)" office:value-type="float" office:value="2">
            <text:p>2</text:p>
          </table:table-cell>
          <table:table-cell table:formula="of:=MIN(ROUNDDOWN([.C47]*1.2/5;0);2)" office:value-type="float" office:value="0">
            <text:p>0</text:p>
          </table:table-cell>
          <table:table-cell table:formula="of:=1 + IF([.G47]+[.H47]&gt;=2;1;0) + IF([.G47]+[.H47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ntrolEliminaQuestionario.jav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8]/2;0);2)" office:value-type="float" office:value="2">
            <text:p>2</text:p>
          </table:table-cell>
          <table:table-cell table:formula="of:=MIN(ROUNDDOWN([.C48]*1.2/5;0);2)" office:value-type="float" office:value="0">
            <text:p>0</text:p>
          </table:table-cell>
          <table:table-cell table:formula="of:=1 + IF([.G48]+[.H48]&gt;=2;1;0) + IF([.G48]+[.H48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ntrolLogin.jav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49]/2;0);2)" office:value-type="float" office:value="2">
            <text:p>2</text:p>
          </table:table-cell>
          <table:table-cell table:formula="of:=MIN(ROUNDDOWN([.C49]*1.2/5;0);2)" office:value-type="float" office:value="0">
            <text:p>0</text:p>
          </table:table-cell>
          <table:table-cell table:formula="of:=1 + IF([.G49]+[.H49]&gt;=2;1;0) + IF([.G49]+[.H49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ntrolQuestionario.java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0]/2;0);2)" office:value-type="float" office:value="2">
            <text:p>2</text:p>
          </table:table-cell>
          <table:table-cell table:formula="of:=MIN(ROUNDDOWN([.C50]*1.2/5;0);2)" office:value-type="float" office:value="0">
            <text:p>0</text:p>
          </table:table-cell>
          <table:table-cell table:formula="of:=1 + IF([.G50]+[.H50]&gt;=2;1;0) + IF([.G50]+[.H50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ntrolTirocinantiInserisci.java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1]/2;0);2)" office:value-type="float" office:value="2">
            <text:p>2</text:p>
          </table:table-cell>
          <table:table-cell table:formula="of:=MIN(ROUNDDOWN([.C51]*1.2/5;0);2)" office:value-type="float" office:value="0">
            <text:p>0</text:p>
          </table:table-cell>
          <table:table-cell table:formula="of:=1 + IF([.G51]+[.H51]&gt;=2;1;0) + IF([.G51]+[.H51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ConvalidaClasseBambino.java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2]/2;0);2)" office:value-type="float" office:value="2">
            <text:p>2</text:p>
          </table:table-cell>
          <table:table-cell table:formula="of:=MIN(ROUNDDOWN([.C52]*1.2/5;0);2)" office:value-type="float" office:value="0">
            <text:p>0</text:p>
          </table:table-cell>
          <table:table-cell table:formula="of:=1 + IF([.G52]+[.H52]&gt;=2;1;0) + IF([.G52]+[.H52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DomandaIscrizioneConvalida.java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3]/2;0);2)" office:value-type="float" office:value="2">
            <text:p>2</text:p>
          </table:table-cell>
          <table:table-cell table:formula="of:=MIN(ROUNDDOWN([.C53]*1.2/5;0);2)" office:value-type="float" office:value="0">
            <text:p>0</text:p>
          </table:table-cell>
          <table:table-cell table:formula="of:=1 + IF([.G53]+[.H53]&gt;=2;1;0) + IF([.G53]+[.H53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EventoElimina.java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4]/2;0);2)" office:value-type="float" office:value="2">
            <text:p>2</text:p>
          </table:table-cell>
          <table:table-cell table:formula="of:=MIN(ROUNDDOWN([.C54]*1.2/5;0);2)" office:value-type="float" office:value="0">
            <text:p>0</text:p>
          </table:table-cell>
          <table:table-cell table:formula="of:=1 + IF([.G54]+[.H54]&gt;=2;1;0) + IF([.G54]+[.H54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EventoInserisci.java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5]/2;0);2)" office:value-type="float" office:value="2">
            <text:p>2</text:p>
          </table:table-cell>
          <table:table-cell table:formula="of:=MIN(ROUNDDOWN([.C55]*1.2/5;0);2)" office:value-type="float" office:value="0">
            <text:p>0</text:p>
          </table:table-cell>
          <table:table-cell table:formula="of:=1 + IF([.G55]+[.H55]&gt;=2;1;0) + IF([.G55]+[.H55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EventoModifica.java</text:p>
          </table:table-cell>
          <table:table-cell office:value-type="float" office:value="40">
            <text:p>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6]/2;0);2)" office:value-type="float" office:value="2">
            <text:p>2</text:p>
          </table:table-cell>
          <table:table-cell table:formula="of:=MIN(ROUNDDOWN([.C56]*1.2/5;0);2)" office:value-type="float" office:value="0">
            <text:p>0</text:p>
          </table:table-cell>
          <table:table-cell table:formula="of:=1 + IF([.G56]+[.H56]&gt;=2;1;0) + IF([.G56]+[.H56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IscrizioneBambino.java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7]/2;0);2)" office:value-type="float" office:value="2">
            <text:p>2</text:p>
          </table:table-cell>
          <table:table-cell table:formula="of:=MIN(ROUNDDOWN([.C57]*1.2/5;0);2)" office:value-type="float" office:value="0">
            <text:p>0</text:p>
          </table:table-cell>
          <table:table-cell table:formula="of:=1 + IF([.G57]+[.H57]&gt;=2;1;0) + IF([.G57]+[.H57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ModificaDatiAccount.java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8]/2;0);2)" office:value-type="float" office:value="2">
            <text:p>2</text:p>
          </table:table-cell>
          <table:table-cell table:formula="of:=MIN(ROUNDDOWN([.C58]*1.2/5;0);2)" office:value-type="float" office:value="0">
            <text:p>0</text:p>
          </table:table-cell>
          <table:table-cell table:formula="of:=1 + IF([.G58]+[.H58]&gt;=2;1;0) + IF([.G58]+[.H58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application.servlet.ServletRegistrazioneAccount.jav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59]/2;0);2)" office:value-type="float" office:value="2">
            <text:p>2</text:p>
          </table:table-cell>
          <table:table-cell table:formula="of:=MIN(ROUNDDOWN([.C59]*1.2/5;0);2)" office:value-type="float" office:value="0">
            <text:p>0</text:p>
          </table:table-cell>
          <table:table-cell table:formula="of:=1 + IF([.G59]+[.H59]&gt;=2;1;0) + IF([.G59]+[.H59]&gt;2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silo.util.IterableOnlyOnce.ja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MT</text:p>
          </table:table-cell>
          <table:table-cell table:formula="of:=MIN(ROUNDDOWN([.B60]/2;0);2)" office:value-type="float" office:value="0">
            <text:p>0</text:p>
          </table:table-cell>
          <table:table-cell table:formula="of:=MIN(ROUNDDOWN([.C60]*1.2/5;0);2)" office:value-type="float" office:value="0">
            <text:p>0</text:p>
          </table:table-cell>
          <table:table-cell table:formula="of:=1 + IF([.G60]+[.H60]&gt;=2;1;0) + IF([.G60]+[.H60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61]/2;0);2)" office:value-type="float" office:value="0">
            <text:p>0</text:p>
          </table:table-cell>
          <table:table-cell table:formula="of:=MIN(ROUNDDOWN([.C61]*1.2/5;0);2)" office:value-type="float" office:value="0">
            <text:p>0</text:p>
          </table:table-cell>
          <table:table-cell table:formula="of:=1 + IF([.G61]+[.H61]&gt;=2;1;0) + IF([.G61]+[.H61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62]/2;0);2)" office:value-type="float" office:value="0">
            <text:p>0</text:p>
          </table:table-cell>
          <table:table-cell table:formula="of:=MIN(ROUNDDOWN([.C62]*1.2/5;0);2)" office:value-type="float" office:value="0">
            <text:p>0</text:p>
          </table:table-cell>
          <table:table-cell table:formula="of:=1 + IF([.G62]+[.H62]&gt;=2;1;0) + IF([.G62]+[.H62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63]/2;0);2)" office:value-type="float" office:value="0">
            <text:p>0</text:p>
          </table:table-cell>
          <table:table-cell table:formula="of:=MIN(ROUNDDOWN([.C63]*1.2/5;0);2)" office:value-type="float" office:value="0">
            <text:p>0</text:p>
          </table:table-cell>
          <table:table-cell table:formula="of:=1 + IF([.G63]+[.H63]&gt;=2;1;0) + IF([.G63]+[.H63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64]/2;0);2)" office:value-type="float" office:value="0">
            <text:p>0</text:p>
          </table:table-cell>
          <table:table-cell table:formula="of:=MIN(ROUNDDOWN([.C64]*1.2/5;0);2)" office:value-type="float" office:value="0">
            <text:p>0</text:p>
          </table:table-cell>
          <table:table-cell table:formula="of:=1 + IF([.G64]+[.H64]&gt;=2;1;0) + IF([.G64]+[.H64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65]/2;0);2)" office:value-type="float" office:value="0">
            <text:p>0</text:p>
          </table:table-cell>
          <table:table-cell table:formula="of:=MIN(ROUNDDOWN([.C65]*1.2/5;0);2)" office:value-type="float" office:value="0">
            <text:p>0</text:p>
          </table:table-cell>
          <table:table-cell table:formula="of:=1 + IF([.G65]+[.H65]&gt;=2;1;0) + IF([.G65]+[.H65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66]/2;0);2)" office:value-type="float" office:value="0">
            <text:p>0</text:p>
          </table:table-cell>
          <table:table-cell table:formula="of:=MIN(ROUNDDOWN([.C66]*1.2/5;0);2)" office:value-type="float" office:value="0">
            <text:p>0</text:p>
          </table:table-cell>
          <table:table-cell table:formula="of:=1 + IF([.G66]+[.H66]&gt;=2;1;0) + IF([.G66]+[.H66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67]/2;0);2)" office:value-type="float" office:value="0">
            <text:p>0</text:p>
          </table:table-cell>
          <table:table-cell table:formula="of:=MIN(ROUNDDOWN([.C67]*1.2/5;0);2)" office:value-type="float" office:value="0">
            <text:p>0</text:p>
          </table:table-cell>
          <table:table-cell table:formula="of:=1 + IF([.G67]+[.H67]&gt;=2;1;0) + IF([.G67]+[.H67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68]/2;0);2)" office:value-type="float" office:value="0">
            <text:p>0</text:p>
          </table:table-cell>
          <table:table-cell table:formula="of:=MIN(ROUNDDOWN([.C68]*1.2/5;0);2)" office:value-type="float" office:value="0">
            <text:p>0</text:p>
          </table:table-cell>
          <table:table-cell table:formula="of:=1 + IF([.G68]+[.H68]&gt;=2;1;0) + IF([.G68]+[.H68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69]/2;0);2)" office:value-type="float" office:value="0">
            <text:p>0</text:p>
          </table:table-cell>
          <table:table-cell table:formula="of:=MIN(ROUNDDOWN([.C69]*1.2/5;0);2)" office:value-type="float" office:value="0">
            <text:p>0</text:p>
          </table:table-cell>
          <table:table-cell table:formula="of:=1 + IF([.G69]+[.H69]&gt;=2;1;0) + IF([.G69]+[.H69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0]/2;0);2)" office:value-type="float" office:value="0">
            <text:p>0</text:p>
          </table:table-cell>
          <table:table-cell table:formula="of:=MIN(ROUNDDOWN([.C70]*1.2/5;0);2)" office:value-type="float" office:value="0">
            <text:p>0</text:p>
          </table:table-cell>
          <table:table-cell table:formula="of:=1 + IF([.G70]+[.H70]&gt;=2;1;0) + IF([.G70]+[.H70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1]/2;0);2)" office:value-type="float" office:value="0">
            <text:p>0</text:p>
          </table:table-cell>
          <table:table-cell table:formula="of:=MIN(ROUNDDOWN([.C71]*1.2/5;0);2)" office:value-type="float" office:value="0">
            <text:p>0</text:p>
          </table:table-cell>
          <table:table-cell table:formula="of:=1 + IF([.G71]+[.H71]&gt;=2;1;0) + IF([.G71]+[.H71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2]/2;0);2)" office:value-type="float" office:value="0">
            <text:p>0</text:p>
          </table:table-cell>
          <table:table-cell table:formula="of:=MIN(ROUNDDOWN([.C72]*1.2/5;0);2)" office:value-type="float" office:value="0">
            <text:p>0</text:p>
          </table:table-cell>
          <table:table-cell table:formula="of:=1 + IF([.G72]+[.H72]&gt;=2;1;0) + IF([.G72]+[.H72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3]/2;0);2)" office:value-type="float" office:value="0">
            <text:p>0</text:p>
          </table:table-cell>
          <table:table-cell table:formula="of:=MIN(ROUNDDOWN([.C73]*1.2/5;0);2)" office:value-type="float" office:value="0">
            <text:p>0</text:p>
          </table:table-cell>
          <table:table-cell table:formula="of:=1 + IF([.G73]+[.H73]&gt;=2;1;0) + IF([.G73]+[.H73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4]/2;0);2)" office:value-type="float" office:value="0">
            <text:p>0</text:p>
          </table:table-cell>
          <table:table-cell table:formula="of:=MIN(ROUNDDOWN([.C74]*1.2/5;0);2)" office:value-type="float" office:value="0">
            <text:p>0</text:p>
          </table:table-cell>
          <table:table-cell table:formula="of:=1 + IF([.G74]+[.H74]&gt;=2;1;0) + IF([.G74]+[.H74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5]/2;0);2)" office:value-type="float" office:value="0">
            <text:p>0</text:p>
          </table:table-cell>
          <table:table-cell table:formula="of:=MIN(ROUNDDOWN([.C75]*1.2/5;0);2)" office:value-type="float" office:value="0">
            <text:p>0</text:p>
          </table:table-cell>
          <table:table-cell table:formula="of:=1 + IF([.G75]+[.H75]&gt;=2;1;0) + IF([.G75]+[.H75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6]/2;0);2)" office:value-type="float" office:value="0">
            <text:p>0</text:p>
          </table:table-cell>
          <table:table-cell table:formula="of:=MIN(ROUNDDOWN([.C76]*1.2/5;0);2)" office:value-type="float" office:value="0">
            <text:p>0</text:p>
          </table:table-cell>
          <table:table-cell table:formula="of:=1 + IF([.G76]+[.H76]&gt;=2;1;0) + IF([.G76]+[.H76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7]/2;0);2)" office:value-type="float" office:value="0">
            <text:p>0</text:p>
          </table:table-cell>
          <table:table-cell table:formula="of:=MIN(ROUNDDOWN([.C77]*1.2/5;0);2)" office:value-type="float" office:value="0">
            <text:p>0</text:p>
          </table:table-cell>
          <table:table-cell table:formula="of:=1 + IF([.G77]+[.H77]&gt;=2;1;0) + IF([.G77]+[.H77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8]/2;0);2)" office:value-type="float" office:value="0">
            <text:p>0</text:p>
          </table:table-cell>
          <table:table-cell table:formula="of:=MIN(ROUNDDOWN([.C78]*1.2/5;0);2)" office:value-type="float" office:value="0">
            <text:p>0</text:p>
          </table:table-cell>
          <table:table-cell table:formula="of:=1 + IF([.G78]+[.H78]&gt;=2;1;0) + IF([.G78]+[.H78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79]/2;0);2)" office:value-type="float" office:value="0">
            <text:p>0</text:p>
          </table:table-cell>
          <table:table-cell table:formula="of:=MIN(ROUNDDOWN([.C79]*1.2/5;0);2)" office:value-type="float" office:value="0">
            <text:p>0</text:p>
          </table:table-cell>
          <table:table-cell table:formula="of:=1 + IF([.G79]+[.H79]&gt;=2;1;0) + IF([.G79]+[.H79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0]/2;0);2)" office:value-type="float" office:value="0">
            <text:p>0</text:p>
          </table:table-cell>
          <table:table-cell table:formula="of:=MIN(ROUNDDOWN([.C80]*1.2/5;0);2)" office:value-type="float" office:value="0">
            <text:p>0</text:p>
          </table:table-cell>
          <table:table-cell table:formula="of:=1 + IF([.G80]+[.H80]&gt;=2;1;0) + IF([.G80]+[.H80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1]/2;0);2)" office:value-type="float" office:value="0">
            <text:p>0</text:p>
          </table:table-cell>
          <table:table-cell table:formula="of:=MIN(ROUNDDOWN([.C81]*1.2/5;0);2)" office:value-type="float" office:value="0">
            <text:p>0</text:p>
          </table:table-cell>
          <table:table-cell table:formula="of:=1 + IF([.G81]+[.H81]&gt;=2;1;0) + IF([.G81]+[.H81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2]/2;0);2)" office:value-type="float" office:value="0">
            <text:p>0</text:p>
          </table:table-cell>
          <table:table-cell table:formula="of:=MIN(ROUNDDOWN([.C82]*1.2/5;0);2)" office:value-type="float" office:value="0">
            <text:p>0</text:p>
          </table:table-cell>
          <table:table-cell table:formula="of:=1 + IF([.G82]+[.H82]&gt;=2;1;0) + IF([.G82]+[.H82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3]/2;0);2)" office:value-type="float" office:value="0">
            <text:p>0</text:p>
          </table:table-cell>
          <table:table-cell table:formula="of:=MIN(ROUNDDOWN([.C83]*1.2/5;0);2)" office:value-type="float" office:value="0">
            <text:p>0</text:p>
          </table:table-cell>
          <table:table-cell table:formula="of:=1 + IF([.G83]+[.H83]&gt;=2;1;0) + IF([.G83]+[.H83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4]/2;0);2)" office:value-type="float" office:value="0">
            <text:p>0</text:p>
          </table:table-cell>
          <table:table-cell table:formula="of:=MIN(ROUNDDOWN([.C84]*1.2/5;0);2)" office:value-type="float" office:value="0">
            <text:p>0</text:p>
          </table:table-cell>
          <table:table-cell table:formula="of:=1 + IF([.G84]+[.H84]&gt;=2;1;0) + IF([.G84]+[.H84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5]/2;0);2)" office:value-type="float" office:value="0">
            <text:p>0</text:p>
          </table:table-cell>
          <table:table-cell table:formula="of:=MIN(ROUNDDOWN([.C85]*1.2/5;0);2)" office:value-type="float" office:value="0">
            <text:p>0</text:p>
          </table:table-cell>
          <table:table-cell table:formula="of:=1 + IF([.G85]+[.H85]&gt;=2;1;0) + IF([.G85]+[.H85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6]/2;0);2)" office:value-type="float" office:value="0">
            <text:p>0</text:p>
          </table:table-cell>
          <table:table-cell table:formula="of:=MIN(ROUNDDOWN([.C86]*1.2/5;0);2)" office:value-type="float" office:value="0">
            <text:p>0</text:p>
          </table:table-cell>
          <table:table-cell table:formula="of:=1 + IF([.G86]+[.H86]&gt;=2;1;0) + IF([.G86]+[.H86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7]/2;0);2)" office:value-type="float" office:value="0">
            <text:p>0</text:p>
          </table:table-cell>
          <table:table-cell table:formula="of:=MIN(ROUNDDOWN([.C87]*1.2/5;0);2)" office:value-type="float" office:value="0">
            <text:p>0</text:p>
          </table:table-cell>
          <table:table-cell table:formula="of:=1 + IF([.G87]+[.H87]&gt;=2;1;0) + IF([.G87]+[.H87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8]/2;0);2)" office:value-type="float" office:value="0">
            <text:p>0</text:p>
          </table:table-cell>
          <table:table-cell table:formula="of:=MIN(ROUNDDOWN([.C88]*1.2/5;0);2)" office:value-type="float" office:value="0">
            <text:p>0</text:p>
          </table:table-cell>
          <table:table-cell table:formula="of:=1 + IF([.G88]+[.H88]&gt;=2;1;0) + IF([.G88]+[.H88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89]/2;0);2)" office:value-type="float" office:value="0">
            <text:p>0</text:p>
          </table:table-cell>
          <table:table-cell table:formula="of:=MIN(ROUNDDOWN([.C89]*1.2/5;0);2)" office:value-type="float" office:value="0">
            <text:p>0</text:p>
          </table:table-cell>
          <table:table-cell table:formula="of:=1 + IF([.G89]+[.H89]&gt;=2;1;0) + IF([.G89]+[.H89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0]/2;0);2)" office:value-type="float" office:value="0">
            <text:p>0</text:p>
          </table:table-cell>
          <table:table-cell table:formula="of:=MIN(ROUNDDOWN([.C90]*1.2/5;0);2)" office:value-type="float" office:value="0">
            <text:p>0</text:p>
          </table:table-cell>
          <table:table-cell table:formula="of:=1 + IF([.G90]+[.H90]&gt;=2;1;0) + IF([.G90]+[.H90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1]/2;0);2)" office:value-type="float" office:value="0">
            <text:p>0</text:p>
          </table:table-cell>
          <table:table-cell table:formula="of:=MIN(ROUNDDOWN([.C91]*1.2/5;0);2)" office:value-type="float" office:value="0">
            <text:p>0</text:p>
          </table:table-cell>
          <table:table-cell table:formula="of:=1 + IF([.G91]+[.H91]&gt;=2;1;0) + IF([.G91]+[.H91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2]/2;0);2)" office:value-type="float" office:value="0">
            <text:p>0</text:p>
          </table:table-cell>
          <table:table-cell table:formula="of:=MIN(ROUNDDOWN([.C92]*1.2/5;0);2)" office:value-type="float" office:value="0">
            <text:p>0</text:p>
          </table:table-cell>
          <table:table-cell table:formula="of:=1 + IF([.G92]+[.H92]&gt;=2;1;0) + IF([.G92]+[.H92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3]/2;0);2)" office:value-type="float" office:value="0">
            <text:p>0</text:p>
          </table:table-cell>
          <table:table-cell table:formula="of:=MIN(ROUNDDOWN([.C93]*1.2/5;0);2)" office:value-type="float" office:value="0">
            <text:p>0</text:p>
          </table:table-cell>
          <table:table-cell table:formula="of:=1 + IF([.G93]+[.H93]&gt;=2;1;0) + IF([.G93]+[.H93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4]/2;0);2)" office:value-type="float" office:value="0">
            <text:p>0</text:p>
          </table:table-cell>
          <table:table-cell table:formula="of:=MIN(ROUNDDOWN([.C94]*1.2/5;0);2)" office:value-type="float" office:value="0">
            <text:p>0</text:p>
          </table:table-cell>
          <table:table-cell table:formula="of:=1 + IF([.G94]+[.H94]&gt;=2;1;0) + IF([.G94]+[.H94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5]/2;0);2)" office:value-type="float" office:value="0">
            <text:p>0</text:p>
          </table:table-cell>
          <table:table-cell table:formula="of:=MIN(ROUNDDOWN([.C95]*1.2/5;0);2)" office:value-type="float" office:value="0">
            <text:p>0</text:p>
          </table:table-cell>
          <table:table-cell table:formula="of:=1 + IF([.G95]+[.H95]&gt;=2;1;0) + IF([.G95]+[.H95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6]/2;0);2)" office:value-type="float" office:value="0">
            <text:p>0</text:p>
          </table:table-cell>
          <table:table-cell table:formula="of:=MIN(ROUNDDOWN([.C96]*1.2/5;0);2)" office:value-type="float" office:value="0">
            <text:p>0</text:p>
          </table:table-cell>
          <table:table-cell table:formula="of:=1 + IF([.G96]+[.H96]&gt;=2;1;0) + IF([.G96]+[.H96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7]/2;0);2)" office:value-type="float" office:value="0">
            <text:p>0</text:p>
          </table:table-cell>
          <table:table-cell table:formula="of:=MIN(ROUNDDOWN([.C97]*1.2/5;0);2)" office:value-type="float" office:value="0">
            <text:p>0</text:p>
          </table:table-cell>
          <table:table-cell table:formula="of:=1 + IF([.G97]+[.H97]&gt;=2;1;0) + IF([.G97]+[.H97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8]/2;0);2)" office:value-type="float" office:value="0">
            <text:p>0</text:p>
          </table:table-cell>
          <table:table-cell table:formula="of:=MIN(ROUNDDOWN([.C98]*1.2/5;0);2)" office:value-type="float" office:value="0">
            <text:p>0</text:p>
          </table:table-cell>
          <table:table-cell table:formula="of:=1 + IF([.G98]+[.H98]&gt;=2;1;0) + IF([.G98]+[.H98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99]/2;0);2)" office:value-type="float" office:value="0">
            <text:p>0</text:p>
          </table:table-cell>
          <table:table-cell table:formula="of:=MIN(ROUNDDOWN([.C99]*1.2/5;0);2)" office:value-type="float" office:value="0">
            <text:p>0</text:p>
          </table:table-cell>
          <table:table-cell table:formula="of:=1 + IF([.G99]+[.H99]&gt;=2;1;0) + IF([.G99]+[.H99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0]/2;0);2)" office:value-type="float" office:value="0">
            <text:p>0</text:p>
          </table:table-cell>
          <table:table-cell table:formula="of:=MIN(ROUNDDOWN([.C100]*1.2/5;0);2)" office:value-type="float" office:value="0">
            <text:p>0</text:p>
          </table:table-cell>
          <table:table-cell table:formula="of:=1 + IF([.G100]+[.H100]&gt;=2;1;0) + IF([.G100]+[.H100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1]/2;0);2)" office:value-type="float" office:value="0">
            <text:p>0</text:p>
          </table:table-cell>
          <table:table-cell table:formula="of:=MIN(ROUNDDOWN([.C101]*1.2/5;0);2)" office:value-type="float" office:value="0">
            <text:p>0</text:p>
          </table:table-cell>
          <table:table-cell table:formula="of:=1 + IF([.G101]+[.H101]&gt;=2;1;0) + IF([.G101]+[.H101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2]/2;0);2)" office:value-type="float" office:value="0">
            <text:p>0</text:p>
          </table:table-cell>
          <table:table-cell table:formula="of:=MIN(ROUNDDOWN([.C102]*1.2/5;0);2)" office:value-type="float" office:value="0">
            <text:p>0</text:p>
          </table:table-cell>
          <table:table-cell table:formula="of:=1 + IF([.G102]+[.H102]&gt;=2;1;0) + IF([.G102]+[.H102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3]/2;0);2)" office:value-type="float" office:value="0">
            <text:p>0</text:p>
          </table:table-cell>
          <table:table-cell table:formula="of:=MIN(ROUNDDOWN([.C103]*1.2/5;0);2)" office:value-type="float" office:value="0">
            <text:p>0</text:p>
          </table:table-cell>
          <table:table-cell table:formula="of:=1 + IF([.G103]+[.H103]&gt;=2;1;0) + IF([.G103]+[.H103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4]/2;0);2)" office:value-type="float" office:value="0">
            <text:p>0</text:p>
          </table:table-cell>
          <table:table-cell table:formula="of:=MIN(ROUNDDOWN([.C104]*1.2/5;0);2)" office:value-type="float" office:value="0">
            <text:p>0</text:p>
          </table:table-cell>
          <table:table-cell table:formula="of:=1 + IF([.G104]+[.H104]&gt;=2;1;0) + IF([.G104]+[.H104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5]/2;0);2)" office:value-type="float" office:value="0">
            <text:p>0</text:p>
          </table:table-cell>
          <table:table-cell table:formula="of:=MIN(ROUNDDOWN([.C105]*1.2/5;0);2)" office:value-type="float" office:value="0">
            <text:p>0</text:p>
          </table:table-cell>
          <table:table-cell table:formula="of:=1 + IF([.G105]+[.H105]&gt;=2;1;0) + IF([.G105]+[.H105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6]/2;0);2)" office:value-type="float" office:value="0">
            <text:p>0</text:p>
          </table:table-cell>
          <table:table-cell table:formula="of:=MIN(ROUNDDOWN([.C106]*1.2/5;0);2)" office:value-type="float" office:value="0">
            <text:p>0</text:p>
          </table:table-cell>
          <table:table-cell table:formula="of:=1 + IF([.G106]+[.H106]&gt;=2;1;0) + IF([.G106]+[.H106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7]/2;0);2)" office:value-type="float" office:value="0">
            <text:p>0</text:p>
          </table:table-cell>
          <table:table-cell table:formula="of:=MIN(ROUNDDOWN([.C107]*1.2/5;0);2)" office:value-type="float" office:value="0">
            <text:p>0</text:p>
          </table:table-cell>
          <table:table-cell table:formula="of:=1 + IF([.G107]+[.H107]&gt;=2;1;0) + IF([.G107]+[.H107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8]/2;0);2)" office:value-type="float" office:value="0">
            <text:p>0</text:p>
          </table:table-cell>
          <table:table-cell table:formula="of:=MIN(ROUNDDOWN([.C108]*1.2/5;0);2)" office:value-type="float" office:value="0">
            <text:p>0</text:p>
          </table:table-cell>
          <table:table-cell table:formula="of:=1 + IF([.G108]+[.H108]&gt;=2;1;0) + IF([.G108]+[.H108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09]/2;0);2)" office:value-type="float" office:value="0">
            <text:p>0</text:p>
          </table:table-cell>
          <table:table-cell table:formula="of:=MIN(ROUNDDOWN([.C109]*1.2/5;0);2)" office:value-type="float" office:value="0">
            <text:p>0</text:p>
          </table:table-cell>
          <table:table-cell table:formula="of:=1 + IF([.G109]+[.H109]&gt;=2;1;0) + IF([.G109]+[.H109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10]/2;0);2)" office:value-type="float" office:value="0">
            <text:p>0</text:p>
          </table:table-cell>
          <table:table-cell table:formula="of:=MIN(ROUNDDOWN([.C110]*1.2/5;0);2)" office:value-type="float" office:value="0">
            <text:p>0</text:p>
          </table:table-cell>
          <table:table-cell table:formula="of:=1 + IF([.G110]+[.H110]&gt;=2;1;0) + IF([.G110]+[.H110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11]/2;0);2)" office:value-type="float" office:value="0">
            <text:p>0</text:p>
          </table:table-cell>
          <table:table-cell table:formula="of:=MIN(ROUNDDOWN([.C111]*1.2/5;0);2)" office:value-type="float" office:value="0">
            <text:p>0</text:p>
          </table:table-cell>
          <table:table-cell table:formula="of:=1 + IF([.G111]+[.H111]&gt;=2;1;0) + IF([.G111]+[.H111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12]/2;0);2)" office:value-type="float" office:value="0">
            <text:p>0</text:p>
          </table:table-cell>
          <table:table-cell table:formula="of:=MIN(ROUNDDOWN([.C112]*1.2/5;0);2)" office:value-type="float" office:value="0">
            <text:p>0</text:p>
          </table:table-cell>
          <table:table-cell table:formula="of:=1 + IF([.G112]+[.H112]&gt;=2;1;0) + IF([.G112]+[.H112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13]/2;0);2)" office:value-type="float" office:value="0">
            <text:p>0</text:p>
          </table:table-cell>
          <table:table-cell table:formula="of:=MIN(ROUNDDOWN([.C113]*1.2/5;0);2)" office:value-type="float" office:value="0">
            <text:p>0</text:p>
          </table:table-cell>
          <table:table-cell table:formula="of:=1 + IF([.G113]+[.H113]&gt;=2;1;0) + IF([.G113]+[.H113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14]/2;0);2)" office:value-type="float" office:value="0">
            <text:p>0</text:p>
          </table:table-cell>
          <table:table-cell table:formula="of:=MIN(ROUNDDOWN([.C114]*1.2/5;0);2)" office:value-type="float" office:value="0">
            <text:p>0</text:p>
          </table:table-cell>
          <table:table-cell table:formula="of:=1 + IF([.G114]+[.H114]&gt;=2;1;0) + IF([.G114]+[.H114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15]/2;0);2)" office:value-type="float" office:value="0">
            <text:p>0</text:p>
          </table:table-cell>
          <table:table-cell table:formula="of:=MIN(ROUNDDOWN([.C115]*1.2/5;0);2)" office:value-type="float" office:value="0">
            <text:p>0</text:p>
          </table:table-cell>
          <table:table-cell table:formula="of:=1 + IF([.G115]+[.H115]&gt;=2;1;0) + IF([.G115]+[.H115]&gt;2;1;0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number-columns-repeated="3"/>
          <table:table-cell table:formula="of:=MIN(ROUNDDOWN([.B116]/2;0);2)" office:value-type="float" office:value="0">
            <text:p>0</text:p>
          </table:table-cell>
          <table:table-cell table:formula="of:=MIN(ROUNDDOWN([.C116]*1.2/5;0);2)" office:value-type="float" office:value="0">
            <text:p>0</text:p>
          </table:table-cell>
          <table:table-cell table:formula="of:=1 + IF([.G116]+[.H116]&gt;=2;1;0) + IF([.G116]+[.H116]&gt;2;1;0)" office:value-type="float" office:value="1">
            <text:p>1</text:p>
          </table:table-cell>
          <table:table-cell table:number-columns-repeated="4"/>
        </table:table-row>
      </table:table>
      <table:table table:name="TUCP" table:style-name="ta1">
        <table:table-column table:style-name="co6" table:number-columns-repeated="1024" table:default-cell-style-name="ce2"/>
        <table:table-row table:style-name="ro2">
          <table:table-cell table:style-name="ce1"/>
          <table:table-cell table:style-name="ce1" office:value-type="string" table:number-columns-spanned="3" table:number-rows-spanned="1">
            <text:p>CP1</text:p>
          </table:table-cell>
          <table:covered-table-cell table:number-columns-repeated="2" table:style-name="Default"/>
          <table:table-cell/>
          <table:table-cell table:style-name="ce4" office:value-type="string" table:number-columns-spanned="3" table:number-rows-spanned="1">
            <text:p>CP2</text:p>
          </table:table-cell>
          <table:covered-table-cell table:number-columns-repeated="2" table:style-name="ce5"/>
          <table:table-cell table:number-columns-repeated="1016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HIT</text:p>
          </table:table-cell>
          <table:table-cell table:style-name="ce3" table:formula="of:=INDIRECT([.$A3]&amp;&quot;.K9&quot;)" office:value-type="float" office:value="73">
            <text:p>73</text:p>
          </table:table-cell>
          <table:table-cell table:style-name="ce3" table:formula="of:=INDIRECT([.$A3]&amp;&quot;.L9&quot;)" office:value-type="float" office:value="42">
            <text:p>42</text:p>
          </table:table-cell>
          <table:table-cell table:style-name="ce3" table:formula="of:=INDIRECT([.$A3]&amp;&quot;.M9&quot;)" office:value-type="float" office:value="0">
            <text:p>0</text:p>
          </table:table-cell>
          <table:table-cell/>
          <table:table-cell table:style-name="ce3" table:formula="of:=INDIRECT([.A3]&amp;&quot;.K8&quot;)" office:value-type="float" office:value="115">
            <text:p>115</text:p>
          </table:table-cell>
          <table:table-cell table:style-name="ce3" table:formula="of:=INDIRECT([.A3]&amp;&quot;.L8&quot;)" office:value-type="float" office:value="0">
            <text:p>0</text:p>
          </table:table-cell>
          <table:table-cell table:style-name="ce3" table:formula="of:=INDIRECT([.A3]&amp;&quot;.M8&quot;)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DT</text:p>
          </table:table-cell>
          <table:table-cell table:style-name="ce3" table:formula="of:=INDIRECT([.$A4]&amp;&quot;.K9&quot;)" office:value-type="float" office:value="35">
            <text:p>35</text:p>
          </table:table-cell>
          <table:table-cell table:style-name="ce3" table:formula="of:=INDIRECT([.$A4]&amp;&quot;.L9&quot;)" office:value-type="float" office:value="22">
            <text:p>22</text:p>
          </table:table-cell>
          <table:table-cell table:style-name="ce3" table:formula="of:=INDIRECT([.$A4]&amp;&quot;.M9&quot;)" office:value-type="float" office:value="3">
            <text:p>3</text:p>
          </table:table-cell>
          <table:table-cell/>
          <table:table-cell table:style-name="ce3" table:formula="of:=INDIRECT([.A4]&amp;&quot;.K8&quot;)" office:value-type="float" office:value="36">
            <text:p>36</text:p>
          </table:table-cell>
          <table:table-cell table:style-name="ce3" table:formula="of:=INDIRECT([.A4]&amp;&quot;.L8&quot;)" office:value-type="float" office:value="4">
            <text:p>4</text:p>
          </table:table-cell>
          <table:table-cell table:style-name="ce3" table:formula="of:=INDIRECT([.A4]&amp;&quot;.M8&quot;)" office:value-type="float" office:value="20">
            <text:p>20</text:p>
          </table:table-cell>
          <table:table-cell table:number-columns-repeated="1016"/>
        </table:table-row>
        <table:table-row table:style-name="ro2">
          <table:table-cell office:value-type="string">
            <text:p>DMT</text:p>
          </table:table-cell>
          <table:table-cell table:style-name="ce3" table:formula="of:=INDIRECT([.$A5]&amp;&quot;.K9&quot;)" office:value-type="float" office:value="7">
            <text:p>7</text:p>
          </table:table-cell>
          <table:table-cell table:style-name="ce3" table:formula="of:=INDIRECT([.$A5]&amp;&quot;.L9&quot;)" office:value-type="float" office:value="21">
            <text:p>21</text:p>
          </table:table-cell>
          <table:table-cell table:style-name="ce3" table:formula="of:=INDIRECT([.$A5]&amp;&quot;.M9&quot;)" office:value-type="float" office:value="9">
            <text:p>9</text:p>
          </table:table-cell>
          <table:table-cell/>
          <table:table-cell table:style-name="ce3" table:formula="of:=INDIRECT([.A5]&amp;&quot;.K8&quot;)" office:value-type="float" office:value="35">
            <text:p>35</text:p>
          </table:table-cell>
          <table:table-cell table:style-name="ce3" table:formula="of:=INDIRECT([.A5]&amp;&quot;.L8&quot;)" office:value-type="float" office:value="1">
            <text:p>1</text:p>
          </table:table-cell>
          <table:table-cell table:style-name="ce3" table:formula="of:=INDIRECT([.A5]&amp;&quot;.M8&quot;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TMT</text:p>
          </table:table-cell>
          <table:table-cell table:style-name="ce3" table:formula="of:=INDIRECT([.$A6]&amp;&quot;.K9&quot;)" office:value-type="float" office:value="77">
            <text:p>77</text:p>
          </table:table-cell>
          <table:table-cell table:style-name="ce3" table:formula="of:=INDIRECT([.$A6]&amp;&quot;.L9&quot;)" office:value-type="float" office:value="31">
            <text:p>31</text:p>
          </table:table-cell>
          <table:table-cell table:style-name="ce3" table:formula="of:=INDIRECT([.$A6]&amp;&quot;.M9&quot;)" office:value-type="float" office:value="7">
            <text:p>7</text:p>
          </table:table-cell>
          <table:table-cell/>
          <table:table-cell table:style-name="ce3" table:formula="of:=INDIRECT([.A6]&amp;&quot;.K8&quot;)" office:value-type="float" office:value="54">
            <text:p>54</text:p>
          </table:table-cell>
          <table:table-cell table:style-name="ce3" table:formula="of:=INDIRECT([.A6]&amp;&quot;.L8&quot;)" office:value-type="float" office:value="5">
            <text:p>5</text:p>
          </table:table-cell>
          <table:table-cell table:style-name="ce3" table:formula="of:=INDIRECT([.A6]&amp;&quot;.M8&quot;)" office:value-type="float" office:value="0">
            <text:p>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>
            <text:p>Coeff. TUC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HI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PDT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2">
          <table:table-cell office:value-type="string">
            <text:p>DMT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office:value-type="string">
            <text:p>TM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>
            <text:p>Fatt. TUC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HIT</text:p>
          </table:table-cell>
          <table:table-cell table:formula="of:=[.B3]*[.B11]" office:value-type="float" office:value="219">
            <text:p>219</text:p>
          </table:table-cell>
          <table:table-cell table:formula="of:=[.C3]*[.C11]" office:value-type="float" office:value="252">
            <text:p>252</text:p>
          </table:table-cell>
          <table:table-cell table:formula="of:=[.D3]*[.D11]" office:value-type="float" office:value="0">
            <text:p>0</text:p>
          </table:table-cell>
          <table:table-cell/>
          <table:table-cell table:formula="of:=[.F3]*[.F11]" office:value-type="float" office:value="345">
            <text:p>345</text:p>
          </table:table-cell>
          <table:table-cell table:formula="of:=[.G3]*[.G11]" office:value-type="float" office:value="0">
            <text:p>0</text:p>
          </table:table-cell>
          <table:table-cell table:formula="of:=[.H3]*[.H1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DT</text:p>
          </table:table-cell>
          <table:table-cell table:formula="of:=[.B4]*[.B12]" office:value-type="float" office:value="140">
            <text:p>140</text:p>
          </table:table-cell>
          <table:table-cell table:formula="of:=[.C4]*[.C12]" office:value-type="float" office:value="154">
            <text:p>154</text:p>
          </table:table-cell>
          <table:table-cell table:formula="of:=[.D4]*[.D12]" office:value-type="float" office:value="36">
            <text:p>36</text:p>
          </table:table-cell>
          <table:table-cell/>
          <table:table-cell table:formula="of:=[.F4]*[.F12]" office:value-type="float" office:value="144">
            <text:p>144</text:p>
          </table:table-cell>
          <table:table-cell table:formula="of:=[.G4]*[.G12]" office:value-type="float" office:value="28">
            <text:p>28</text:p>
          </table:table-cell>
          <table:table-cell table:formula="of:=[.H4]*[.H12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 office:value-type="string">
            <text:p>DMT</text:p>
          </table:table-cell>
          <table:table-cell table:formula="of:=[.B5]*[.B13]" office:value-type="float" office:value="35">
            <text:p>35</text:p>
          </table:table-cell>
          <table:table-cell table:formula="of:=[.C5]*[.C13]" office:value-type="float" office:value="168">
            <text:p>168</text:p>
          </table:table-cell>
          <table:table-cell table:formula="of:=[.D5]*[.D13]" office:value-type="float" office:value="117">
            <text:p>117</text:p>
          </table:table-cell>
          <table:table-cell/>
          <table:table-cell table:formula="of:=[.F5]*[.F13]" office:value-type="float" office:value="175">
            <text:p>175</text:p>
          </table:table-cell>
          <table:table-cell table:formula="of:=[.G5]*[.G13]" office:value-type="float" office:value="8">
            <text:p>8</text:p>
          </table:table-cell>
          <table:table-cell table:formula="of:=[.H5]*[.H13]" office:value-type="float" office:value="13">
            <text:p>13</text:p>
          </table:table-cell>
          <table:table-cell table:number-columns-repeated="1016"/>
        </table:table-row>
        <table:table-row table:style-name="ro2">
          <table:table-cell office:value-type="string">
            <text:p>TMT</text:p>
          </table:table-cell>
          <table:table-cell table:formula="of:=[.B6]*[.B14]" office:value-type="float" office:value="308">
            <text:p>308</text:p>
          </table:table-cell>
          <table:table-cell table:formula="of:=[.C6]*[.C14]" office:value-type="float" office:value="186">
            <text:p>186</text:p>
          </table:table-cell>
          <table:table-cell table:formula="of:=[.D6]*[.D14]" office:value-type="float" office:value="63">
            <text:p>63</text:p>
          </table:table-cell>
          <table:table-cell/>
          <table:table-cell table:formula="of:=[.F6]*[.F14]" office:value-type="float" office:value="216">
            <text:p>216</text:p>
          </table:table-cell>
          <table:table-cell table:formula="of:=[.G6]*[.G14]" office:value-type="float" office:value="30">
            <text:p>30</text:p>
          </table:table-cell>
          <table:table-cell table:formula="of:=[.H6]*[.H14]" office:value-type="float" office:value="0">
            <text:p>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UCP:</text:p>
          </table:table-cell>
          <table:table-cell table:formula="of:=SUM([.B19:.D22])" office:value-type="float" office:value="1678">
            <text:p>1678</text:p>
          </table:table-cell>
          <table:table-cell table:number-columns-repeated="3"/>
          <table:table-cell table:formula="of:=SUM([.F19:.H22])" office:value-type="float" office:value="1199">
            <text:p>1199</text:p>
          </table:table-cell>
          <table:table-cell table:number-columns-repeated="1018"/>
        </table:table-row>
        <table:table-row table:style-name="ro2">
          <table:table-cell office:value-type="string">
            <text:p>TDI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1018"/>
        </table:table-row>
        <table:table-row table:style-name="ro2">
          <table:table-cell office:value-type="string">
            <text:p>TCF</text:p>
          </table:table-cell>
          <table:table-cell table:formula="of:=0.55+(0.01*[.B27])" office:value-type="float" office:value="0.94">
            <text:p>0,94</text:p>
          </table:table-cell>
          <table:table-cell table:number-columns-repeated="3"/>
          <table:table-cell table:formula="of:=0.55+(0.01*[.F27])" office:value-type="float" office:value="0.94">
            <text:p>0,94</text:p>
          </table:table-cell>
          <table:table-cell table:number-columns-repeated="1018"/>
        </table:table-row>
        <table:table-row table:style-name="ro2">
          <table:table-cell office:value-type="string">
            <text:p>CP</text:p>
          </table:table-cell>
          <table:table-cell table:formula="of:=[.B26]*[.B28]" office:value-type="float" office:value="1577.32">
            <text:p>1577,32</text:p>
          </table:table-cell>
          <table:table-cell table:number-columns-repeated="3"/>
          <table:table-cell table:formula="of:=[.F26]*[.F28]" office:value-type="float" office:value="1127.06">
            <text:p>1127,06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IT.A1:HIT.F116">
          <table:sort>
            <table:sort-by table:field-number="0" table:data-type="automatic"/>
          </table:sort>
        </table:database-range>
        <table:database-range table:name="__Anonymous_Sheet_DB__1" table:target-range-address="PDT.A1:PDT.F61">
          <table:sort>
            <table:sort-by table:field-number="0" table:data-type="automatic"/>
          </table:sort>
        </table:database-range>
        <table:database-range table:name="__Anonymous_Sheet_DB__2" table:target-range-address="DMT.A1:DMT.F38">
          <table:sort>
            <table:sort-by table:field-number="0" table:data-type="automatic"/>
          </table:sort>
        </table:database-range>
        <table:database-range table:name="__Anonymous_Sheet_DB__3" table:target-range-address="TMT.A1:TMT.F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date>2013-01-03T16:51:43.46</dc:date>
    <meta:editing-duration>PT29M59S</meta:editing-duration>
    <meta:editing-cycles>4</meta:editing-cycles>
    <meta:document-statistic meta:table-count="5" meta:cell-count="2913" meta:object-count="0"/>
  </office:meta>
</office:document-meta>
</file>